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3C000000FD20859826526B5610.png" manifest:media-type="image/png"/>
  <manifest:file-entry manifest:full-path="Pictures/100002010000009B000000B9C7480DC1CE5F945B.png" manifest:media-type="image/png"/>
  <manifest:file-entry manifest:full-path="Pictures/10000201000000500000005FFD4C21A91BAF8090.png" manifest:media-type="image/png"/>
  <manifest:file-entry manifest:full-path="Pictures/100002010000005A0000005C94E364F58F202A12.png" manifest:media-type="image/png"/>
  <manifest:file-entry manifest:full-path="Pictures/1000000000000547000004AE9C0C3AD67888B774.png" manifest:media-type="image/png"/>
  <manifest:file-entry manifest:full-path="Pictures/10000201000000500000005EDA5DE6B404FAD5DD.png" manifest:media-type="image/png"/>
  <manifest:file-entry manifest:full-path="Pictures/1000020100000101000002DF62D93BE56E5E23F9.png" manifest:media-type="image/png"/>
  <manifest:file-entry manifest:full-path="Pictures/10000201000004620000010E7A769142C0E9688D.png" manifest:media-type="image/png"/>
  <manifest:file-entry manifest:full-path="Pictures/1000020100000183000001443248E17A17B83D5E.png" manifest:media-type="image/png"/>
  <manifest:file-entry manifest:full-path="Pictures/10000201000000640000006D2719CFA87D7D5542.png" manifest:media-type="image/png"/>
  <manifest:file-entry manifest:full-path="Pictures/10000201000001B6000000762226467DD5F72099.png" manifest:media-type="image/png"/>
  <manifest:file-entry manifest:full-path="Pictures/10000201000000500000005F5976D01B9FFF24FB.png" manifest:media-type="image/png"/>
  <manifest:file-entry manifest:full-path="Pictures/10000201000001C2000000D21A66E83659C5E8EF.png" manifest:media-type="image/png"/>
  <manifest:file-entry manifest:full-path="Pictures/10000201000000AC000000CC5E38D2D02A4056C2.png" manifest:media-type="image/png"/>
  <manifest:file-entry manifest:full-path="Pictures/10000000000000A20000007A60E09F47F5B1EC60.jpg" manifest:media-type="image/jpeg"/>
  <manifest:file-entry manifest:full-path="Pictures/10000201000001D40000007A13DFE31DF14DAE60.png" manifest:media-type="image/png"/>
  <manifest:file-entry manifest:full-path="Pictures/1000020100000200000002001ED8520EDF406352.png" manifest:media-type="image/png"/>
  <manifest:file-entry manifest:full-path="Pictures/1000020100000572000005735087423447CB680C.png" manifest:media-type="image/png"/>
  <manifest:file-entry manifest:full-path="Pictures/10000201000000500000005F0B9B9BB260648FD3.png" manifest:media-type="image/png"/>
  <manifest:file-entry manifest:full-path="Pictures/1000020100000A2C000006D643840C7361EAFA62.png" manifest:media-type="image/png"/>
  <manifest:file-entry manifest:full-path="Pictures/1000020100000462000000F05BAFB3B126EBB095.png" manifest:media-type="image/png"/>
  <manifest:file-entry manifest:full-path="Pictures/100002010000005A0000005E3F20B62B93EEBC9D.png" manifest:media-type="image/png"/>
  <manifest:file-entry manifest:full-path="Pictures/10000201000000500000005FF3799794119FF58C.png" manifest:media-type="image/png"/>
  <manifest:file-entry manifest:full-path="Pictures/1000020100000384000004B0FC495691F10BCD17.png" manifest:media-type="image/png"/>
  <manifest:file-entry manifest:full-path="Pictures/100000000000018300000141D6B817AACF456FAB.png" manifest:media-type="image/png"/>
  <manifest:file-entry manifest:full-path="Pictures/100002010000016F000000470C9AF748B63DCB15.png" manifest:media-type="image/png"/>
  <manifest:file-entry manifest:full-path="Pictures/100002010000005A0000005C72EB93129AD91531.png" manifest:media-type="image/png"/>
  <manifest:file-entry manifest:full-path="Pictures/100000000000018300000142526BD6378586263B.png" manifest:media-type="image/png"/>
  <manifest:file-entry manifest:full-path="Pictures/1000020100000317000002797720672979593987.png" manifest:media-type="image/png"/>
  <manifest:file-entry manifest:full-path="Pictures/10000201000002C400000138698043D98D199A02.png" manifest:media-type="image/png"/>
  <manifest:file-entry manifest:full-path="Pictures/10001B9000009C2700007D014ED5E048BA1BA1A3.emf" manifest:media-type="image/x-emf"/>
  <manifest:file-entry manifest:full-path="Pictures/1000020100000089000000A3B9366B51F829C14C.png" manifest:media-type="image/png"/>
  <manifest:file-entry manifest:full-path="Pictures/10000201000001200000005241D902A3A788316B.png" manifest:media-type="image/png"/>
  <manifest:file-entry manifest:full-path="Pictures/10000201000003DD0000028BAC1E38F446A2303B.png" manifest:media-type="image/png"/>
  <manifest:file-entry manifest:full-path="Pictures/10000201000001000000008E0DAD4318EAA0B29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rbel4" svg:font-family="Corbel"/>
    <style:font-face style:name="Geneva" svg:font-family="Geneva"/>
    <style:font-face style:name="ＭＳ Ｐゴシック1"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2" svg:font-family="Geneva"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MS PGothic1" svg:font-family="'MS PGothic'"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Linux Libertine G" svg:font-family="'Linux Libertine G'"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20_Drawing_20_Style_5f_2"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Object_20_with_20_no_20_fill_20_and_20_no_20_lin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8" style:family="graphic" style:parent-style-name="standard">
      <style:graphic-properties draw:stroke="none" draw:fill-color="#ffffff" draw:textarea-horizontal-align="justify" draw:textarea-vertical-align="middle" draw:auto-grow-height="false" fo:min-height="11.4cm" fo:min-width="16.9cm"/>
    </style:style>
    <style:style style:name="gr9" style:family="graphic" style:parent-style-name="standard">
      <style:graphic-properties draw:stroke="none" draw:fill-color="#ffffff" draw:textarea-horizontal-align="justify" draw:textarea-vertical-align="middle" draw:auto-grow-height="false" fo:min-height="6.2cm" fo:min-width="16.9cm"/>
    </style:style>
    <style:style style:name="gr10"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2"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3"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4" style:family="graphic" style:parent-style-name="standard">
      <style:graphic-properties draw:stroke="none" draw:fill-color="#ffffff" draw:textarea-horizontal-align="justify" draw:textarea-vertical-align="middle" draw:auto-grow-height="false" fo:min-height="11.55cm" fo:min-width="33.1cm"/>
    </style:style>
    <style:style style:name="gr15" style:family="graphic" style:parent-style-name="standard">
      <style:graphic-properties draw:stroke="none" draw:fill-color="#ffffff" draw:textarea-horizontal-align="justify" draw:textarea-vertical-align="middle" draw:auto-grow-height="false" fo:min-height="8cm" fo:min-width="33.1cm"/>
    </style:style>
    <style:style style:name="gr16"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7"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8"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12.35cm" fo:min-width="33.1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9.25cm" fo:min-width="33.1cm"/>
    </style:style>
    <style:style style:name="gr22" style:family="graphic" style:parent-style-name="standard">
      <style:graphic-properties draw:stroke="none" draw:fill-color="#ffffff" draw:textarea-horizontal-align="justify" draw:textarea-vertical-align="middle" draw:auto-grow-height="false" fo:min-height="6.75cm" fo:min-width="33.1cm"/>
    </style:style>
    <style:style style:name="gr23" style:family="graphic" style:parent-style-name="standard">
      <style:graphic-properties draw:stroke="none" draw:fill-color="#ffffff" draw:textarea-horizontal-align="justify" draw:textarea-vertical-align="middle" draw:auto-grow-height="false" fo:min-height="4.75cm" fo:min-width="33.1cm"/>
    </style:style>
    <style:style style:name="gr24" style:family="graphic" style:parent-style-name="standard">
      <style:graphic-properties draw:stroke="none" draw:fill-color="#ffffff" draw:textarea-horizontal-align="justify" draw:textarea-vertical-align="middle" draw:auto-grow-height="false" fo:min-height="2.45cm" fo:min-width="33.1cm"/>
    </style:style>
    <style:style style:name="gr25" style:family="graphic" style:parent-style-name="standard">
      <style:graphic-properties draw:stroke="none" draw:fill-color="#ffffff" draw:textarea-horizontal-align="justify" draw:textarea-vertical-align="middle" draw:auto-grow-height="false" fo:min-height="10.136cm" fo:min-width="23.9cm"/>
    </style:style>
    <style:style style:name="gr26" style:family="graphic" style:parent-style-name="standard">
      <style:graphic-properties draw:stroke="none" draw:fill-color="#ffffff" draw:textarea-horizontal-align="justify" draw:textarea-vertical-align="middle" draw:auto-grow-height="false" fo:min-height="2.736cm" fo:min-width="20.1cm"/>
    </style:style>
    <style:style style:name="gr27"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28" style:family="graphic" style:parent-style-name="standard">
      <style:graphic-properties draw:stroke="none" draw:fill-color="#ffffff" draw:textarea-horizontal-align="justify" draw:textarea-vertical-align="middle" draw:auto-grow-height="false" fo:min-height="10.136cm" fo:min-width="21.1cm"/>
    </style:style>
    <style:style style:name="gr29" style:family="graphic" style:parent-style-name="standard">
      <style:graphic-properties draw:stroke="none" draw:fill-color="#ffffff" draw:textarea-horizontal-align="justify" draw:textarea-vertical-align="middle" draw:auto-grow-height="false" fo:min-height="10.136cm" fo:min-width="18.3cm"/>
    </style:style>
    <style:style style:name="gr30" style:family="graphic" style:parent-style-name="standard">
      <style:graphic-properties draw:stroke="none" draw:fill-color="#ffffff" draw:textarea-horizontal-align="justify" draw:textarea-vertical-align="middle" draw:auto-grow-height="false" fo:min-height="10.136cm" fo:min-width="15.3cm"/>
    </style:style>
    <style:style style:name="gr31" style:family="graphic" style:parent-style-name="standard">
      <style:graphic-properties draw:stroke="none" draw:fill-color="#ffffff" draw:textarea-horizontal-align="justify" draw:textarea-vertical-align="middle" draw:auto-grow-height="false" fo:min-height="10.136cm" fo:min-width="14.9cm"/>
    </style:style>
    <style:style style:name="gr32" style:family="graphic" style:parent-style-name="standard">
      <style:graphic-properties draw:stroke="none" draw:fill-color="#ffffff" draw:textarea-horizontal-align="justify" draw:textarea-vertical-align="middle" draw:auto-grow-height="false" fo:min-height="2.736cm" fo:min-width="11.7cm"/>
    </style:style>
    <style:style style:name="gr33" style:family="graphic" style:parent-style-name="standard">
      <style:graphic-properties draw:stroke="none" draw:fill-color="#ffffff" draw:textarea-horizontal-align="justify" draw:textarea-vertical-align="middle" draw:auto-grow-height="false" fo:min-height="10.136cm" fo:min-width="12.3cm"/>
    </style:style>
    <style:style style:name="gr34" style:family="graphic" style:parent-style-name="standard">
      <style:graphic-properties draw:stroke="none" draw:fill-color="#ffffff" draw:textarea-horizontal-align="justify" draw:textarea-vertical-align="middle" draw:auto-grow-height="false" fo:min-height="10.136cm" fo:min-width="9.1cm"/>
    </style:style>
    <style:style style:name="gr35" style:family="graphic" style:parent-style-name="standard">
      <style:graphic-properties draw:stroke="none" draw:fill-color="#ffffff" draw:textarea-horizontal-align="justify" draw:textarea-vertical-align="middle" draw:auto-grow-height="false" fo:min-height="2.736cm" fo:min-width="5.3cm"/>
    </style:style>
    <style:style style:name="gr36" style:family="graphic" style:parent-style-name="standard">
      <style:graphic-properties draw:stroke="none" draw:fill-color="#ffffff" draw:textarea-horizontal-align="justify" draw:textarea-vertical-align="middle" draw:auto-grow-height="false" fo:min-height="10.136cm" fo:min-width="3.1cm"/>
    </style:style>
    <style:style style:name="gr37"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38"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41"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3" style:family="graphic" style:parent-style-name="standard">
      <style:graphic-properties draw:stroke="none" draw:fill-color="#ffffff" draw:textarea-horizontal-align="justify" draw:textarea-vertical-align="middle" draw:auto-grow-height="false" fo:min-height="6.95cm" fo:min-width="33.1cm"/>
    </style:style>
    <style:style style:name="gr44" style:family="graphic" style:parent-style-name="standard">
      <style:graphic-properties draw:stroke="none" draw:fill-color="#ffffff" draw:textarea-horizontal-align="justify" draw:textarea-vertical-align="middle" draw:auto-grow-height="false" fo:min-height="4.55cm" fo:min-width="33.1cm"/>
    </style:style>
    <style:style style:name="gr45" style:family="graphic" style:parent-style-name="standard">
      <style:graphic-properties draw:stroke="none" draw:fill-color="#ffffff" draw:textarea-horizontal-align="justify" draw:textarea-vertical-align="middle" draw:auto-grow-height="false" fo:min-height="2.15cm" fo:min-width="33.1cm"/>
    </style:style>
    <style:style style:name="gr46"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47" style:family="graphic" style:parent-style-name="standard">
      <style:graphic-properties draw:stroke="none" draw:fill-color="#ffffff" draw:textarea-horizontal-align="justify" draw:textarea-vertical-align="middle" draw:auto-grow-height="false" fo:min-height="11.336cm" fo:min-width="33.1cm"/>
    </style:style>
    <style:style style:name="gr48" style:family="graphic" style:parent-style-name="standard">
      <style:graphic-properties draw:stroke="none" draw:fill-color="#ffffff" draw:textarea-horizontal-align="justify" draw:textarea-vertical-align="middle" draw:auto-grow-height="false" fo:min-height="6.35cm" fo:min-width="33.1cm"/>
    </style:style>
    <style:style style:name="gr49" style:family="graphic" style:parent-style-name="standard">
      <style:graphic-properties draw:stroke="none" draw:fill-color="#ffffff" draw:textarea-horizontal-align="justify" draw:textarea-vertical-align="middle" draw:auto-grow-height="false" fo:min-height="2.35cm" fo:min-width="33.1cm"/>
    </style:style>
    <style:style style:name="gr50"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51"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58"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60"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61"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3" style:family="graphic" style:parent-style-name="standard">
      <style:graphic-properties draw:stroke="none" draw:fill-color="#ffffff" draw:textarea-horizontal-align="justify" draw:textarea-vertical-align="middle" draw:auto-grow-height="false" fo:min-height="7.95cm" fo:min-width="33.1cm"/>
    </style:style>
    <style:style style:name="gr64"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5" style:family="graphic" style:parent-style-name="standard">
      <style:graphic-properties draw:stroke="none" draw:fill-color="#ffffff" draw:textarea-horizontal-align="justify" draw:textarea-vertical-align="middle" draw:auto-grow-height="false" fo:min-height="3.75cm" fo:min-width="33.1cm"/>
    </style:style>
    <style:style style:name="gr66"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67"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68"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gr70" style:family="graphic" style:parent-style-name="Default_20_Drawing_20_Style_5f_1">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Tittellysbilde-outline1">
      <style:graphic-properties fo:min-height="10.798cm"/>
      <style:paragraph-properties style:writing-mode="lr-tb"/>
    </style:style>
    <style:style style:name="pr6"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none"/>
      <style:paragraph-properties fo:text-align="start"/>
      <style:text-properties fo:font-size="18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5472" loext:opacity="100%" style:font-name="Corbel1" fo:font-size="40pt" fo:font-weight="bold" style:font-size-asian="40pt" style:font-weight-asian="bold" style:font-size-complex="40pt" style:font-weight-complex="bold"/>
    </style:style>
    <style:style style:name="P15" style:family="paragraph">
      <style:paragraph-properties fo:margin-left="0cm" fo:margin-right="0cm" fo:margin-top="0cm" fo:margin-bottom="0cm" fo:line-height="100%" fo:text-align="start" fo:text-indent="0cm" style:punctuation-wrap="hanging"/>
      <style:text-properties fo:hyphenate="false"/>
    </style:style>
    <style:style style:name="P16" style:family="paragraph">
      <style:paragraph-properties style:writing-mode="lr-tb"/>
    </style:style>
    <style:style style:name="P17" style:family="paragraph">
      <loext:graphic-properties draw:fill="none" draw:fill-color="#ffffff"/>
      <style:paragraph-properties style:writing-mode="lr-tb"/>
      <style:text-properties style:font-name="Corbel1" fo:font-size="16pt" style:font-size-asian="16pt" style:font-size-complex="16pt"/>
    </style:style>
    <style:style style:name="P18" style:family="paragraph">
      <loext:graphic-properties draw:fill-color="#ffffff"/>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none" draw:fill-color="#ffffff"/>
      <style:paragraph-properties style:writing-mode="lr-tb"/>
      <style:text-properties fo:color="#4d4948" loext:opacity="100%" style:font-name="Corbel1" fo:font-size="44pt" fo:font-weight="bold" style:font-size-asian="44pt" style:font-weight-asian="bold" style:font-size-complex="44pt" style:font-weight-complex="bold"/>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loext:graphic-properties draw:fill="none" draw:fill-color="#ffffff"/>
      <style:paragraph-properties style:writing-mode="lr-tb"/>
      <style:text-properties fo:color="#4d4948" loext:opacity="100%" style:font-name="Corbel1" fo:font-size="32pt" style:text-underline-style="none" fo:font-weight="bold" style:font-size-asian="32pt" style:font-weight-asian="bold" style:font-size-complex="32pt" style:font-weight-complex="bold"/>
    </style:style>
    <style:style style:name="P23" style:family="paragraph">
      <loext:graphic-properties draw:fill="none" draw:fill-color="#4d4948"/>
      <style:paragraph-properties fo:text-align="center"/>
    </style:style>
    <style:style style:name="P24" style:family="paragraph">
      <loext:graphic-properties draw:fill="none" draw:fill-color="#ffffff"/>
      <style:paragraph-properties style:writing-mode="lr-tb"/>
      <style:text-properties fo:font-size="14pt" style:font-size-asian="14pt" style:font-size-complex="14pt"/>
    </style:style>
    <style:style style:name="P25" style:family="paragraph">
      <loext:graphic-properties draw:fill="none" draw:fill-color="#ffffff"/>
      <style:paragraph-properties style:writing-mode="lr-tb"/>
      <style:text-properties style:font-name="Corbel1" fo:font-size="14pt" style:font-size-asian="14pt" style:font-size-complex="14pt"/>
    </style:style>
    <style:style style:name="P26" style:family="paragraph">
      <loext:graphic-properties draw:fill="solid" draw:fill-color="#ffffff" draw:opacity="90%"/>
      <style:paragraph-properties fo:text-align="center"/>
    </style:style>
    <style:style style:name="P27" style:family="paragraph">
      <loext:graphic-properties draw:fill="solid" draw:fill-color="#ffffff" draw:opacity="100%"/>
      <style:paragraph-properties fo:text-align="center"/>
    </style:style>
    <style:style style:name="P28" style:family="paragraph">
      <loext:graphic-properties draw:fill="none" draw:fill-color="#ffffff"/>
      <style:paragraph-properties style:writing-mode="lr-tb"/>
      <style:text-properties style:font-name="Corbel1" fo:font-weight="bold" style:font-weight-asian="bold" style:font-weight-complex="bold"/>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none" draw:fill-color="#ffffff"/>
      <style:paragraph-properties style:writing-mode="lr-tb"/>
      <style:text-properties style:font-name="Corbel1" fo:font-size="18pt"/>
    </style:style>
    <style:style style:name="P31" style:family="paragraph">
      <loext:graphic-properties draw:fill="none" draw:fill-color="#ffffff"/>
      <style:paragraph-properties style:writing-mode="lr-tb"/>
      <style:text-properties fo:color="#4d4948" loext:opacity="100%" style:font-name="Corbel1" fo:font-size="18pt"/>
    </style:style>
    <style:style style:name="P32" style:family="paragraph">
      <loext:graphic-properties draw:fill="none" draw:fill-color="#ffffff"/>
      <style:paragraph-properties style:writing-mode="lr-tb"/>
      <style:text-properties style:font-name="Corbel1" fo:font-size="11pt" style:font-size-asian="11pt" style:font-size-complex="11pt"/>
    </style:style>
    <style:style style:name="P33" style:family="paragraph">
      <loext:graphic-properties draw:fill="none" draw:fill-color="#ffffff"/>
      <style:paragraph-properties style:writing-mode="lr-tb"/>
      <style:text-properties fo:color="#005472" loext:opacity="100%" style:font-name="Corbel1" fo:font-size="36pt" fo:font-weight="bold" style:font-size-asian="36pt" style:font-weight-asian="bold" style:font-size-complex="36pt" style:font-weight-complex="bold"/>
    </style:style>
    <style:style style:name="P34" style:family="paragraph">
      <loext:graphic-properties draw:fill="none" draw:fill-color="#ffffff"/>
      <style:paragraph-properties style:writing-mode="lr-tb"/>
      <style:text-properties fo:color="#4d4948" loext:opacity="100%" style:font-name="Corbel1" fo:font-size="24pt" style:font-size-asian="24pt" style:font-size-complex="24pt"/>
    </style:style>
    <style:style style:name="P35" style:family="paragraph">
      <loext:graphic-properties draw:fill="none" draw:fill-color="#ffffff"/>
      <style:paragraph-properties style:writing-mode="lr-tb"/>
      <style:text-properties fo:color="#4d4948" loext:opacity="100%" style:font-name="Corbel1" fo:font-size="40pt" fo:text-shadow="none" fo:font-weight="bold" style:font-size-asian="40pt" style:font-weight-asian="bold" style:font-size-complex="40pt" style:font-weight-complex="bold"/>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ffffff"/>
      <style:paragraph-properties style:writing-mode="lr-tb"/>
    </style:style>
    <style:style style:name="P38" style:family="paragraph">
      <loext:graphic-properties draw:fill="none" draw:fill-color="#ffffff"/>
      <style:paragraph-properties style:writing-mode="lr-tb"/>
      <style:text-properties style:font-name="Corbel1" fo:font-size="11pt" fo:font-style="normal" style:font-size-asian="11pt" style:font-style-asian="normal" style:font-size-complex="11pt" style:font-style-complex="normal"/>
    </style:style>
    <style:style style:name="P39" style:family="paragraph">
      <loext:graphic-properties draw:fill="none" draw:fill-color="#ffffff"/>
      <style:paragraph-properties fo:text-align="center" style:writing-mode="lr-tb"/>
      <style:text-properties style:font-name="Corbel1"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1" fo:font-size="66pt" fo:letter-spacing="normal" fo:font-style="normal" style:text-underline-style="none" fo:font-weight="bold" style:font-name-asian="ＭＳ Ｐゴシック1" style:font-size-asian="66pt" style:font-style-asian="normal" style:font-weight-asian="bold" style:font-name-complex="Corbel4" style:font-size-complex="66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4" fo:font-size="24pt" fo:letter-spacing="normal" fo:font-style="normal" style:text-underline-style="none" fo:font-weight="normal" style:font-name-asian="ＭＳ Ｐゴシック1" style:font-size-asian="24pt" style:font-style-asian="normal" style:font-weight-asian="normal" style:font-name-complex="Geneva"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4" fo:font-size="20pt" fo:letter-spacing="normal" fo:font-style="normal" style:text-underline-style="none" fo:font-weight="normal" style:font-name-asian="ＭＳ Ｐゴシック1" style:font-size-asian="20pt" style:font-style-asian="normal" style:font-weight-asian="normal" style:font-name-complex="Geneva"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8pt" fo:letter-spacing="normal" fo:language="en" fo:country="GB"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T7" style:family="text">
      <style:text-properties fo:font-variant="normal" fo:text-transform="none" fo:color="#3399ff" loext:opacity="100%" style:text-line-through-style="none" style:text-line-through-type="none" style:text-position="0% 100%" style:font-name="Arial1" fo:font-size="18pt" fo:letter-spacing="normal" fo:language="en" fo:country="GB" fo:font-style="normal" style:text-underline-style="solid" style:text-underline-width="auto" style:text-underline-color="font-color" fo:font-weight="normal" style:font-name-asian="Geneva" style:font-size-asian="18pt" style:font-style-asian="normal" style:font-weight-asian="normal" style:font-name-complex="Geneva" style:font-size-complex="18pt" style:font-style-complex="normal" style:font-weight-complex="normal"/>
    </style:style>
    <style:style style:name="T8" style:family="text">
      <style:text-properties fo:color="#005472" loext:opacity="100%" style:font-name="Corbel1" fo:font-size="40pt" fo:font-weight="bold" style:font-size-asian="40pt" style:font-weight-asian="bold" style:font-size-complex="40pt" style:font-weight-complex="bold"/>
    </style:style>
    <style:style style:name="T9" style:family="text">
      <style:text-properties fo:color="#4d4948" loext:opacity="100%" style:font-name="Corbel1" fo:font-size="32pt" style:text-underline-style="none" fo:font-weight="bold" style:font-size-asian="32pt" style:font-weight-asian="bold" style:font-size-complex="32pt" style:font-weight-complex="bold"/>
    </style:style>
    <style:style style:name="T10" style:family="text">
      <style:text-properties fo:color="#4d4948" loext:opacity="100%" style:font-name="Corbel1" fo:font-size="32pt" style:text-underline-style="none" fo:font-weight="normal" style:font-size-asian="32pt" style:font-weight-asian="normal" style:font-size-complex="32pt" style:font-weight-complex="normal"/>
    </style:style>
    <style:style style:name="T11" style:family="text">
      <style:text-properties style:font-name="Corbel1" fo:font-size="16pt" style:font-size-asian="16pt" style:font-size-complex="16pt"/>
    </style:style>
    <style:style style:name="T12" style:family="text">
      <style:text-properties fo:color="#4d4948" loext:opacity="100%" style:font-name="Corbel1" fo:font-size="36pt" fo:font-weight="bold" style:font-size-asian="36pt" style:font-weight-asian="bold" style:font-size-complex="36pt" style:font-weight-complex="bold"/>
    </style:style>
    <style:style style:name="T13" style:family="text">
      <style:text-properties style:font-name="Corbel1" fo:font-size="11pt" style:font-size-asian="11pt" style:font-size-complex="11pt"/>
    </style:style>
    <style:style style:name="T14" style:family="text">
      <style:text-properties fo:font-variant="normal" fo:text-transform="none" fo:color="#4d4948" loext:opacity="100%" style:text-outline="false" style:text-line-through-style="none" style:text-line-through-type="none"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4d4948" loext:opacity="100%" style:text-outline="false" style:text-line-through-style="none" style:text-line-through-type="none" style:text-position="super 58%" style:font-name="Corbel1"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6" style:family="text">
      <style:text-properties fo:color="#4d4948" loext:opacity="100%" style:text-position="super 58%" style:font-name="Corbel1" fo:font-size="32pt" style:text-underline-style="none" fo:font-weight="bold" style:font-size-asian="32pt" style:font-weight-asian="bold" style:font-size-complex="32pt" style:font-weight-complex="bold"/>
    </style:style>
    <style:style style:name="T17" style:family="text">
      <style:text-properties fo:font-size="32pt"/>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9" style:family="text">
      <style:text-properties style:font-name="Corbel1" fo:font-size="14pt" fo:font-style="normal" style:font-size-asian="14pt" style:font-style-asian="normal" style:font-size-complex="14pt" style:font-style-complex="normal"/>
    </style:style>
    <style:style style:name="T20" style:family="text">
      <style:text-properties style:font-name="Corbel1" fo:font-size="14pt" style:font-size-asian="14pt" style:font-size-complex="14pt"/>
    </style:style>
    <style:style style:name="T21" style:family="text">
      <style:text-properties fo:font-size="14pt" style:font-size-asian="14pt" style:font-size-complex="14pt"/>
    </style:style>
    <style:style style:name="T22" style:family="text">
      <style:text-properties fo:font-variant="normal" fo:text-transform="none" style:use-window-font-color="true" loext:opacity="0%" style:text-outline="false" style:text-line-through-style="none" style:text-line-through-type="none" style:font-name="Corbel1"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3" style:family="text">
      <style:text-properties style:font-name="Corbel1" fo:font-size="44pt" fo:font-weight="bold" style:font-size-asian="44pt" style:font-weight-asian="bold" style:font-size-complex="44pt" style:font-weight-complex="bold"/>
    </style:style>
    <style:style style:name="T24" style:family="text">
      <style:text-properties fo:font-size="18pt"/>
    </style:style>
    <style:style style:name="T25" style:family="text">
      <style:text-properties fo:color="#005472" loext:opacity="100%" style:font-name="Corbel1" fo:font-size="40pt" style:text-underline-style="none" fo:font-weight="bold" style:font-size-asian="40pt" style:font-weight-asian="bold" style:font-size-complex="40pt" style:font-weight-complex="bold"/>
    </style:style>
    <style:style style:name="T26" style:family="text">
      <style:text-properties style:font-name="Corbel1" fo:font-size="18pt"/>
    </style:style>
    <style:style style:name="T27" style:family="text">
      <style:text-properties style:font-name="Corbel1" fo:font-size="18pt" fo:text-shadow="none" fo:font-weight="bold" style:font-weight-asian="bold" style:font-weight-complex="bold"/>
    </style:style>
    <style:style style:name="T28" style:family="text">
      <style:text-properties style:font-name="Corbel1" fo:font-size="18pt" fo:font-weight="bold" style:font-weight-asian="bold" style:font-weight-complex="bold"/>
    </style:style>
    <style:style style:name="T29" style:family="text">
      <style:text-properties fo:color="#4d4948" loext:opacity="100%" style:font-name="Corbel1" fo:font-size="18pt"/>
    </style:style>
    <style:style style:name="T30" style:family="text">
      <style:text-properties fo:color="#000000" loext:opacity="100%" style:font-name="Corbel1" fo:font-size="18pt" fo:text-shadow="none" fo:font-weight="bold" style:font-weight-asian="bold" style:font-weight-complex="bold"/>
    </style:style>
    <style:style style:name="T31" style:family="text">
      <style:text-properties fo:color="#000000" loext:opacity="100%" style:font-name="Corbel1" fo:font-size="18pt" fo:font-weight="bold" style:font-weight-asian="bold" style:font-weight-complex="bold"/>
    </style:style>
    <style:style style:name="T32" style:family="text">
      <style:text-properties fo:font-variant="normal" fo:text-transform="none" style:use-window-font-color="true" loext:opacity="0%" style:text-outline="false" style:text-line-through-style="none" style:text-line-through-type="none" style:font-name="Corbel1"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3" style:family="text">
      <style:text-properties style:font-name="Corbel1" fo:font-size="11pt" fo:font-style="normal" style:font-size-asian="11pt" style:font-style-asian="normal" style:font-size-complex="11pt" style:font-style-complex="normal"/>
    </style:style>
    <style:style style:name="T34" style:family="text">
      <style:text-properties fo:color="#005472" loext:opacity="100%" style:font-name="Corbel1" fo:font-size="36pt" fo:font-weight="bold" style:font-size-asian="36pt" style:font-weight-asian="bold" style:font-size-complex="36pt" style:font-weight-complex="bold"/>
    </style:style>
    <style:style style:name="T35" style:family="text">
      <style:text-properties style:font-name="Corbel1" fo:font-size="13pt" style:font-size-asian="13pt" style:font-size-complex="13pt"/>
    </style:style>
    <style:style style:name="T36" style:family="text">
      <style:text-properties fo:color="#4d4948" loext:opacity="100%" style:font-name="Corbel1" fo:font-size="24pt" style:font-size-asian="24pt" style:font-size-complex="24pt"/>
    </style:style>
    <style:style style:name="T37" style:family="text">
      <style:text-properties fo:color="#4d4948" loext:opacity="100%" style:font-name="Corbel1" fo:font-size="24pt" fo:font-weight="bold" style:font-size-asian="24pt" style:font-weight-asian="bold" style:font-size-complex="24pt" style:font-weight-complex="bold"/>
    </style:style>
    <style:style style:name="T38" style:family="text">
      <style:text-properties fo:color="#4d4948" loext:opacity="100%" style:font-name="Corbel1" fo:font-size="40pt" fo:text-shadow="none" fo:font-weight="bold" style:font-size-asian="40pt" style:font-weight-asian="bold" style:font-size-complex="40pt" style:font-weight-complex="bold"/>
    </style:style>
    <style:style style:name="T39" style:family="text">
      <style:text-properties style:font-name="Corbel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84cm" svg:y="13.057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office:forms form:automatic-focus="false" form:apply-design-mode="false"/>
        <draw:custom-shape draw:name="TextBox 1" draw:style-name="gr4" draw:text-style-name="P11" draw:layer="layout" svg:width="13.546cm" svg:height="1.013cm" svg:x="10.627cm" svg:y="17.759cm">
          <text:p text:style-name="P10"><text:span text:style-name="T6">Link to RDMkit: </text:span><text:span text:style-name="T7"><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1" draw:style-name="gr5" draw:text-style-name="P12" draw:layer="layout" svg:width="6.68cm" svg:height="1.799cm" svg:x="23.52cm" svg:y="2.013cm">
          <draw:image xlink:href="Pictures/10000201000001B6000000762226467DD5F72099.png" xlink:type="simple" xlink:show="embed" xlink:actuate="onLoad" draw:mime-type="image/png">
            <text:p/>
          </draw:image>
          <svg:desc>A picture containing text, clipart

Description automatically generated</svg:desc>
        </draw:frame>
        <draw:frame draw:name="Picture 2_1" draw:style-name="gr5" draw:text-style-name="P12" draw:layer="layout" svg:width="10.384cm" svg:height="10.398cm" svg:x="11.216cm" svg:y="2.807cm">
          <draw:image xlink:href="Pictures/1000020100000572000005735087423447CB680C.png" xlink:type="simple" xlink:show="embed" xlink:actuate="onLoad" draw:mime-type="image/png">
            <text:p/>
          </draw:image>
        </draw:frame>
        <draw:frame draw:style-name="gr1" draw:text-style-name="P3" draw:layer="layout" svg:width="6.153cm" svg:height="17.6cm" svg:x="1.8cm" svg:y="0.2cm">
          <draw:image xlink:href="Pictures/1000020100000101000002DF62D93BE56E5E23F9.png" xlink:type="simple" xlink:show="embed" xlink:actuate="onLoad" draw:mime-type="image/png">
            <text:p/>
          </draw:image>
        </draw:frame>
        <presentation:notes draw:style-name="dp2">
          <draw:page-thumbnail draw:style-name="gr3" draw:layer="layout" svg:width="16.932cm" svg:height="9.524cm" svg:x="1.058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photos, some datasets, this presentation</text:span></text:p>
                <text:p text:style-name="P15"><text:span text:style-name="T9"/></text:p>
                <text:p text:style-name="P15"><text:span text:style-name="T9">Trademark: </text:span><text:span text:style-name="T10">Protects a 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custom-shape draw:style-name="gr8" draw:text-style-name="P18" draw:layer="layout" svg:width="17.4cm" svg:height="11.65cm" svg:x="0cm" svg:y="7.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 presentation:class="page"/>
          <draw:frame presentation:style-name="pr4" draw:text-style-name="P19"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photos, some datasets, this presentation</text:span></text:p>
                <text:p text:style-name="P15"><text:span text:style-name="T9"/></text:p>
                <text:p text:style-name="P15"><text:span text:style-name="T9">Trademark: </text:span><text:span text:style-name="T10">Protects a 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custom-shape draw:style-name="gr9" draw:text-style-name="P18" draw:layer="layout" svg:width="17.4cm" svg:height="6.45cm" svg:x="0cm" svg:y="12.6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4" presentation:class="page"/>
          <draw:frame presentation:style-name="pr4" draw:text-style-name="P19"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photos, some datasets, this presentation</text:span></text:p>
                <text:p text:style-name="P15"><text:span text:style-name="T9"/></text:p>
                <text:p text:style-name="P15"><text:span text:style-name="T9">Trademark: </text:span><text:span text:style-name="T10">Protects a 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presentation:notes draw:style-name="dp2">
          <draw:page-thumbnail draw:style-name="gr3" draw:layer="layout" svg:width="16.932cm" svg:height="9.524cm" svg:x="1.058cm" svg:y="1.93cm" draw:page-number="5" presentation:class="page"/>
          <draw:frame presentation:style-name="pr4" draw:text-style-name="P19" draw:layer="layout" svg:width="15.239cm" svg:height="11.429cm" svg:x="1.905cm" svg:y="12.065cm" presentation:class="notes" presentation:placeholder="true">
            <draw:text-box/>
          </draw:frame>
        </presentation:notes>
      </draw:page>
      <draw:page draw:name="page6"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photos, some datasets, this presentation</text:span></text:p>
                <text:p text:style-name="P15"><text:span text:style-name="T9"/></text:p>
                <text:p text:style-name="P15"><text:span text:style-name="T9">Trademark: </text:span><text:span text:style-name="T10">Protects a 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20100000200000002001ED8520EDF406352.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frame draw:style-name="gr10" draw:text-style-name="P20" draw:layer="layout" svg:width="34.081cm" svg:height="3.359cm" svg:x="0.393cm" svg:y="16.495cm">
          <draw:text-box>
            <text:p><text:span text:style-name="T12">IPR often regulated in work contract </text:span></text:p>
          </draw:text-box>
        </draw:frame>
        <draw:frame draw:style-name="gr11" draw:text-style-name="P21" draw:layer="layout" svg:width="32.142cm" svg:height="0.641cm" svg:x="0.4cm" svg:y="18.2cm">
          <draw:text-box>
            <text:p><text:span text:style-name="T13">https://www.uio.no/english/for-employees/support/research/funding/units/hf/imv/data-ethics/ipr.html</text:span></text:p>
          </draw:text-box>
        </draw:frame>
        <presentation:notes draw:style-name="dp2">
          <draw:page-thumbnail draw:style-name="gr3" draw:layer="layout" svg:width="16.932cm" svg:height="9.524cm" svg:x="1.058cm" svg:y="1.93cm" draw:page-number="6" presentation:class="page"/>
          <draw:frame presentation:style-name="pr4" draw:text-style-name="P19" draw:layer="layout" svg:width="15.239cm" svg:height="11.429cm" svg:x="1.905cm" svg:y="12.065cm" presentation:class="notes" presentation:placeholder="true">
            <draw:text-box/>
          </draw:frame>
        </presentation:notes>
      </draw:page>
      <draw:page draw:name="page7" draw:style-name="dp1" draw:master-page-name="Tittellysbilde">
        <office:forms form:automatic-focus="false" form:apply-design-mode="false"/>
        <draw:frame draw:style-name="gr12" draw:text-style-name="P14" draw:layer="layout" svg:width="26.164cm" svg:height="2.579cm" svg:x="3.851cm" svg:y="1.001cm">
          <draw:text-box>
            <text:p text:style-name="P13"><text:span text:style-name="T8">Why should I licence my research outputs?</text:span></text:p>
          </draw:text-box>
        </draw:frame>
        <draw:frame draw:style-name="gr13"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draw:custom-shape draw:style-name="gr14" draw:text-style-name="P18" draw:layer="layout" svg:width="33.6cm" svg:height="11.8cm" svg:x="0cm" svg:y="7.25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7" presentation:class="page"/>
          <draw:frame presentation:style-name="pr4" draw:text-style-name="P9" draw:layer="layout" svg:width="15.239cm" svg:height="11.429cm" svg:x="1.905cm" svg:y="12.065cm" presentation:class="notes" presentation:placeholder="true">
            <draw:text-box/>
          </draw:frame>
        </presentation:notes>
      </draw:page>
      <draw:page draw:name="page8" draw:style-name="dp1" draw:master-page-name="Tittellysbilde">
        <office:forms form:automatic-focus="false" form:apply-design-mode="false"/>
        <draw:frame draw:style-name="gr12" draw:text-style-name="P14" draw:layer="layout" svg:width="26.164cm" svg:height="2.579cm" svg:x="3.851cm" svg:y="1.001cm">
          <draw:text-box>
            <text:p text:style-name="P13"><text:span text:style-name="T8">Why should I licence my research outputs?</text:span></text:p>
          </draw:text-box>
        </draw:frame>
        <draw:frame draw:style-name="gr13"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draw:custom-shape draw:style-name="gr15" draw:text-style-name="P18" draw:layer="layout" svg:width="33.6cm" svg:height="8.25cm" svg:x="0cm" svg:y="10.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8" presentation:class="page"/>
          <draw:frame presentation:style-name="pr4" draw:text-style-name="P9" draw:layer="layout" svg:width="15.239cm" svg:height="11.429cm" svg:x="1.905cm" svg:y="12.065cm" presentation:class="notes" presentation:placeholder="true">
            <draw:text-box/>
          </draw:frame>
        </presentation:notes>
      </draw:page>
      <draw:page draw:name="page9" draw:style-name="dp1" draw:master-page-name="Tittellysbilde">
        <office:forms form:automatic-focus="false" form:apply-design-mode="false"/>
        <draw:frame draw:style-name="gr12" draw:text-style-name="P14" draw:layer="layout" svg:width="26.164cm" svg:height="2.579cm" svg:x="3.851cm" svg:y="1.001cm">
          <draw:text-box>
            <text:p text:style-name="P13"><text:span text:style-name="T8">Why should I licence my research outputs?</text:span></text:p>
          </draw:text-box>
        </draw:frame>
        <draw:frame draw:style-name="gr13" draw:text-style-name="P22"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14">Increase of willingness to reuse outputs (Reusability)</text:span></text:p>
                <text:p><text:span text:style-name="T14"/></text:p>
                <text:p><text:span text:style-name="T9"><text:s/></text:span></text:p>
                <text:p><text:span text:style-name="T14">Allows deposition/mirroring in 2</text:span><text:span text:style-name="T15">nd</text:span><text:span text:style-name="T14"> databases (Findability) <text:s/></text:span><text:span text:style-name="T16"><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2010000005A0000005C94E364F58F202A12.png" xlink:type="simple" xlink:show="embed" xlink:actuate="onLoad" draw:mime-type="image/png">
            <text:p/>
          </draw:image>
        </draw:frame>
        <draw:frame draw:style-name="gr1" draw:text-style-name="P3" draw:layer="layout" svg:width="2.38cm" svg:height="2.433cm" svg:x="0.6cm" svg:y="4.267cm">
          <draw:image xlink:href="Pictures/100002010000005A0000005C72EB93129AD91531.png" xlink:type="simple" xlink:show="embed" xlink:actuate="onLoad" draw:mime-type="image/png">
            <text:p/>
          </draw:image>
        </draw:frame>
        <draw:frame draw:style-name="gr1" draw:text-style-name="P3" draw:layer="layout" svg:width="2.38cm" svg:height="2.486cm" svg:x="0.62cm" svg:y="7.514cm">
          <draw:image xlink:href="Pictures/100002010000005A0000005E3F20B62B93EEBC9D.png" xlink:type="simple" xlink:show="embed" xlink:actuate="onLoad" draw:mime-type="image/png">
            <text:p/>
          </draw:image>
        </draw:frame>
        <presentation:notes draw:style-name="dp2">
          <draw:page-thumbnail draw:style-name="gr3" draw:layer="layout" svg:width="16.932cm" svg:height="9.524cm" svg:x="1.058cm" svg:y="1.93cm" draw:page-number="9" presentation:class="page"/>
          <draw:frame presentation:style-name="pr4" draw:text-style-name="P9" draw:layer="layout" svg:width="15.239cm" svg:height="11.429cm" svg:x="1.905cm" svg:y="12.065cm" presentation:class="notes" presentation:placeholder="true">
            <draw:text-box/>
          </draw:frame>
        </presentation:notes>
      </draw:page>
      <draw:page draw:name="page10"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19" draw:text-style-name="P18" draw:layer="layout" svg:width="33.6cm" svg:height="12.6cm" svg:x="0cm" svg:y="5.4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0" presentation:class="page"/>
          <draw:frame presentation:style-name="pr4" draw:text-style-name="P19" draw:layer="layout" svg:width="15.239cm" svg:height="11.429cm" svg:x="1.905cm" svg:y="12.065cm" presentation:class="notes" presentation:placeholder="true">
            <draw:text-box/>
          </draw:frame>
        </presentation:notes>
      </draw:page>
      <draw:page draw:name="page11"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1" draw:text-style-name="P18" draw:layer="layout" svg:width="33.6cm" svg:height="9.5cm" svg:x="0cm" svg:y="8.4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1" presentation:class="page"/>
          <draw:frame presentation:style-name="pr4" draw:text-style-name="P19" draw:layer="layout" svg:width="15.239cm" svg:height="11.429cm" svg:x="1.905cm" svg:y="12.065cm" presentation:class="notes" presentation:placeholder="true">
            <draw:text-box/>
          </draw:frame>
        </presentation:notes>
      </draw:page>
      <draw:page draw:name="page12"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2" draw:text-style-name="P18" draw:layer="layout" svg:width="33.6cm" svg:height="7cm" svg:x="0cm" svg:y="10.9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2" presentation:class="page"/>
          <draw:frame presentation:style-name="pr4" draw:text-style-name="P19" draw:layer="layout" svg:width="15.239cm" svg:height="11.429cm" svg:x="1.905cm" svg:y="12.065cm" presentation:class="notes" presentation:placeholder="true">
            <draw:text-box/>
          </draw:frame>
        </presentation:notes>
      </draw:page>
      <draw:page draw:name="page13"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3" draw:text-style-name="P18" draw:layer="layout" svg:width="33.6cm" svg:height="5cm" svg:x="0.2cm" svg:y="13.1cm">
          <text:p/>
          <draw:enhanced-geometry svg:viewBox="0 0 21600 21600" draw:type="rectangle" draw:enhanced-path="M 0 0 L 21600 0 21600 21600 0 21600 0 0 Z N"/>
        </draw:custom-shap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3" presentation:class="page"/>
          <draw:frame presentation:style-name="pr4" draw:text-style-name="P19" draw:layer="layout" svg:width="15.239cm" svg:height="11.429cm" svg:x="1.905cm" svg:y="12.065cm" presentation:class="notes" presentation:placeholder="true">
            <draw:text-box/>
          </draw:frame>
        </presentation:notes>
      </draw:page>
      <draw:page draw:name="page14"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custom-shape draw:style-name="gr24" draw:text-style-name="P18" draw:layer="layout" svg:width="33.6cm" svg:height="2.7cm" svg:x="0.2cm" svg:y="15.3cm">
          <text:p/>
          <draw:enhanced-geometry svg:viewBox="0 0 21600 21600" draw:type="rectangle" draw:enhanced-path="M 0 0 L 21600 0 21600 21600 0 21600 0 0 Z N"/>
        </draw:custom-shape>
        <draw:frame draw:style-name="gr20" draw:text-style-name="P24" draw:layer="layout" svg:width="10.849cm" svg:height="1.361cm" svg:x="0.201cm" svg:y="18.2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4" presentation:class="page"/>
          <draw:frame presentation:style-name="pr4" draw:text-style-name="P19" draw:layer="layout" svg:width="15.239cm" svg:height="11.429cm" svg:x="1.905cm" svg:y="12.065cm" presentation:class="notes" presentation:placeholder="true">
            <draw:text-box/>
          </draw:frame>
        </presentation:notes>
      </draw:page>
      <draw:page draw:name="page15" draw:style-name="dp1" draw:master-page-name="Tittellysbilde">
        <office:forms form:automatic-focus="false" form:apply-design-mode="false"/>
        <draw:frame draw:style-name="gr16" draw:text-style-name="P14" draw:layer="layout" svg:width="15.992cm" svg:height="2.579cm" svg:x="8.937cm" svg:y="1.001cm">
          <draw:text-box>
            <text:p text:style-name="P13"><text:span text:style-name="T8">Concepts in open licenses</text:span></text:p>
          </draw:text-box>
        </draw:frame>
        <draw:frame draw:style-name="gr17" draw:text-style-name="P22"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17"/></text:p>
              </text:list-header>
            </text:list>
          </draw:text-box>
        </draw:frame>
        <draw:frame draw:style-name="gr18" draw:text-style-name="P23" draw:layer="layout" svg:width="1.895cm" svg:height="2.141cm" svg:x="2.326cm" svg:y="8.611cm">
          <draw:image xlink:href="Pictures/10000201000000500000005FFD4C21A91BAF8090.png" xlink:type="simple" xlink:show="embed" xlink:actuate="onLoad" draw:mime-type="image/png">
            <text:p/>
          </draw:image>
        </draw:frame>
        <draw:frame draw:style-name="gr1" draw:text-style-name="P3" draw:layer="layout" svg:width="1.895cm" svg:height="2.14cm" svg:x="2.326cm" svg:y="10.943cm">
          <draw:image xlink:href="Pictures/10000201000000500000005F5976D01B9FFF24FB.png" xlink:type="simple" xlink:show="embed" xlink:actuate="onLoad" draw:mime-type="image/png">
            <text:p/>
          </draw:image>
        </draw:frame>
        <draw:frame draw:style-name="gr1" draw:text-style-name="P3" draw:layer="layout" svg:width="1.895cm" svg:height="2.14cm" svg:x="2.326cm" svg:y="13.164cm">
          <draw:image xlink:href="Pictures/10000201000000500000005F0B9B9BB260648FD3.png" xlink:type="simple" xlink:show="embed" xlink:actuate="onLoad" draw:mime-type="image/png">
            <text:p/>
          </draw:image>
        </draw:frame>
        <draw:frame draw:style-name="gr1" draw:text-style-name="P3" draw:layer="layout" svg:width="1.895cm" svg:height="2.117cm" svg:x="2.326cm" svg:y="15.383cm">
          <draw:image xlink:href="Pictures/10000201000000500000005EDA5DE6B404FAD5DD.png" xlink:type="simple" xlink:show="embed" xlink:actuate="onLoad" draw:mime-type="image/png">
            <text:p/>
          </draw:image>
        </draw:frame>
        <draw:frame draw:style-name="gr1" draw:text-style-name="P3" draw:layer="layout" svg:width="1.895cm" svg:height="2.14cm" svg:x="2.402cm" svg:y="2.9cm">
          <draw:image xlink:href="Pictures/10000201000000500000005FF3799794119FF58C.png" xlink:type="simple" xlink:show="embed" xlink:actuate="onLoad" draw:mime-type="image/png">
            <text:p/>
          </draw:image>
        </draw:frame>
        <draw:frame draw:style-name="gr20" draw:text-style-name="P24" draw:layer="layout" svg:width="10.849cm" svg:height="1.361cm" svg:x="0.202cm" svg:y="18.201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draw:text-box>
        </draw:frame>
        <presentation:notes draw:style-name="dp2">
          <draw:page-thumbnail draw:style-name="gr3" draw:layer="layout" svg:width="16.932cm" svg:height="9.524cm" svg:x="1.058cm" svg:y="1.93cm" draw:page-number="15" presentation:class="page"/>
          <draw:frame presentation:style-name="pr4" draw:text-style-name="P19" draw:layer="layout" svg:width="15.239cm" svg:height="11.429cm" svg:x="1.905cm" svg:y="12.065cm" presentation:class="notes" presentation:placeholder="true">
            <draw:text-box/>
          </draw:frame>
        </presentation:notes>
      </draw:page>
      <draw:page draw:name="page1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5" draw:text-style-name="P18" draw:layer="layout" svg:width="24.4cm" svg:height="10.386cm" svg:x="5.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1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6" presentation:class="page"/>
          <draw:frame presentation:style-name="pr4" draw:text-style-name="P19" draw:layer="layout" svg:width="15.239cm" svg:height="11.429cm" svg:x="1.905cm" svg:y="12.065cm" presentation:class="notes" presentation:placeholder="true">
            <draw:text-box/>
          </draw:frame>
        </presentation:notes>
      </draw:page>
      <draw:page draw:name="page17"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8" draw:text-style-name="P18" draw:layer="layout" svg:width="21.6cm" svg:height="10.386cm" svg:x="8.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7" presentation:class="page"/>
          <draw:frame presentation:style-name="pr4" draw:text-style-name="P19" draw:layer="layout" svg:width="15.239cm" svg:height="11.429cm" svg:x="1.905cm" svg:y="12.065cm" presentation:class="notes" presentation:placeholder="true">
            <draw:text-box/>
          </draw:frame>
        </presentation:notes>
      </draw:page>
      <draw:page draw:name="page18"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29" draw:text-style-name="P18" draw:layer="layout" svg:width="18.8cm" svg:height="10.386cm" svg:x="11.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8" presentation:class="page"/>
          <draw:frame presentation:style-name="pr4" draw:text-style-name="P19" draw:layer="layout" svg:width="15.239cm" svg:height="11.429cm" svg:x="1.905cm" svg:y="12.065cm" presentation:class="notes" presentation:placeholder="true">
            <draw:text-box/>
          </draw:frame>
        </presentation:notes>
      </draw:page>
      <draw:page draw:name="page19"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0" draw:text-style-name="P18" draw:layer="layout" svg:width="15.8cm" svg:height="10.386cm" svg:x="14.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26" draw:text-style-name="P18" draw:layer="layout" svg:width="20.6cm" svg:height="2.986cm" svg:x="5.8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19" presentation:class="page"/>
          <draw:frame presentation:style-name="pr4" draw:text-style-name="P19" draw:layer="layout" svg:width="15.239cm" svg:height="11.429cm" svg:x="1.905cm" svg:y="12.065cm" presentation:class="notes" presentation:placeholder="true">
            <draw:text-box/>
          </draw:frame>
        </presentation:notes>
      </draw:page>
      <draw:page draw:name="page20"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1" draw:text-style-name="P18" draw:layer="layout" svg:width="15.4cm" svg:height="10.386cm" svg:x="14.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2" draw:text-style-name="P18" draw:layer="layout" svg:width="12.2cm" svg:height="2.986cm" svg:x="14.2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0" presentation:class="page"/>
          <draw:frame presentation:style-name="pr4" draw:text-style-name="P19" draw:layer="layout" svg:width="15.239cm" svg:height="11.429cm" svg:x="1.905cm" svg:y="12.065cm" presentation:class="notes" presentation:placeholder="true">
            <draw:text-box/>
          </draw:frame>
        </presentation:notes>
      </draw:page>
      <draw:page draw:name="page21"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3" draw:text-style-name="P18" draw:layer="layout" svg:width="12.8cm" svg:height="10.386cm" svg:x="17.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2" draw:text-style-name="P18" draw:layer="layout" svg:width="12.2cm" svg:height="2.986cm" svg:x="14.2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1" presentation:class="page"/>
          <draw:frame presentation:style-name="pr4" draw:text-style-name="P19" draw:layer="layout" svg:width="15.239cm" svg:height="11.429cm" svg:x="1.905cm" svg:y="12.065cm" presentation:class="notes" presentation:placeholder="true">
            <draw:text-box/>
          </draw:frame>
        </presentation:notes>
      </draw:page>
      <draw:page draw:name="page22"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4"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2" draw:text-style-name="P18" draw:layer="layout" svg:width="12.2cm" svg:height="2.986cm" svg:x="14.2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2" presentation:class="page"/>
          <draw:frame presentation:style-name="pr4" draw:text-style-name="P19" draw:layer="layout" svg:width="15.239cm" svg:height="11.429cm" svg:x="1.905cm" svg:y="12.065cm" presentation:class="notes" presentation:placeholder="true">
            <draw:text-box/>
          </draw:frame>
        </presentation:notes>
      </draw:page>
      <draw:page draw:name="page23"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4"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5" draw:text-style-name="P18" draw:layer="layout" svg:width="5.8cm" svg:height="2.986cm" svg:x="20.6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3" presentation:class="page"/>
          <draw:frame presentation:style-name="pr4" draw:text-style-name="P19" draw:layer="layout" svg:width="15.239cm" svg:height="11.429cm" svg:x="1.905cm" svg:y="12.065cm" presentation:class="notes" presentation:placeholder="true">
            <draw:text-box/>
          </draw:frame>
        </presentation:notes>
      </draw:page>
      <draw:page draw:name="page24"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custom-shape draw:style-name="gr35" draw:text-style-name="P18" draw:layer="layout" svg:width="5.8cm" svg:height="2.986cm" svg:x="20.6cm" svg:y="15.014cm">
          <text:p/>
          <draw:enhanced-geometry svg:viewBox="0 0 21600 21600" draw:type="rectangle" draw:enhanced-path="M 0 0 L 21600 0 21600 21600 0 21600 0 0 Z N"/>
        </draw:custom-shap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4" presentation:class="page"/>
          <draw:frame presentation:style-name="pr4" draw:text-style-name="P19" draw:layer="layout" svg:width="15.239cm" svg:height="11.429cm" svg:x="1.905cm" svg:y="12.065cm" presentation:class="notes" presentation:placeholder="true">
            <draw:text-box/>
          </draw:frame>
        </presentation:notes>
      </draw:page>
      <draw:page draw:name="page25"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presentation:notes draw:style-name="dp2">
          <draw:page-thumbnail draw:style-name="gr3" draw:layer="layout" svg:width="16.932cm" svg:height="9.524cm" svg:x="1.058cm" svg:y="1.93cm" draw:page-number="25" presentation:class="page"/>
          <draw:frame presentation:style-name="pr4" draw:text-style-name="P19" draw:layer="layout" svg:width="15.239cm" svg:height="11.429cm" svg:x="1.905cm" svg:y="12.065cm" presentation:class="notes" presentation:placeholder="true">
            <draw:text-box/>
          </draw:frame>
        </presentation:notes>
      </draw:page>
      <draw:page draw:name="page26" draw:style-name="dp1" draw:master-page-name="Tittellysbilde">
        <office:forms form:automatic-focus="false" form:apply-design-mode="false"/>
        <draw:frame draw:style-name="gr1" draw:text-style-name="P3" draw:layer="layout" svg:width="26.11cm" svg:height="17.186cm" svg:x="4.444cm" svg:y="0.814cm">
          <draw:image xlink:href="Pictures/10000201000003DD0000028BAC1E38F446A2303B.png" xlink:type="simple" xlink:show="embed" xlink:actuate="onLoad" draw:mime-type="image/png">
            <text:p/>
          </draw:image>
        </draw:frame>
        <draw:custom-shape draw:style-name="gr37" draw:text-style-name="P26"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36" draw:text-style-name="P18" draw:layer="layout" svg:width="3.6cm" svg:height="10.386cm" svg:x="26.6cm" svg:y="0.814cm">
          <text:p/>
          <draw:enhanced-geometry svg:viewBox="0 0 21600 21600" draw:type="rectangle" draw:enhanced-path="M 0 0 L 21600 0 21600 21600 0 21600 0 0 Z N"/>
        </draw:custom-shape>
        <draw:custom-shape draw:style-name="gr38" draw:text-style-name="P27"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27" draw:text-style-name="P25" draw:layer="layout" svg:width="18.2cm" svg:height="1.241cm" svg:x="0.2cm" svg:y="18.002cm">
          <draw:text-box>
            <text:p><text:span text:style-name="T22"><text:a xlink:href="https://creativecommons.org/licenses/by/4.0/" xlink:type="simple">CC-BY 4.0</text:a></text:span><text:span text:style-name="T22"><text:s text:c="2"/>Shaddim; original CC license symbols by </text:span><text:span text:style-name="T20"><text:a xlink:href="https://creativecommons.org/" xlink:type="simple">https://creativecommons.org/</text:a></text:span></text:p>
          </draw:text-box>
        </draw:frame>
        <draw:frame draw:style-name="gr39" draw:text-style-name="P28" draw:layer="layout" svg:width="5.29cm" svg:height="1.805cm" svg:x="7cm" svg:y="9.4cm">
          <draw:text-box>
            <text:p><text:span text:style-name="T23">“</text:span><text:span text:style-name="T23">open”</text:span></text:p>
          </draw:text-box>
        </draw:frame>
        <presentation:notes draw:style-name="dp2">
          <draw:page-thumbnail draw:style-name="gr3" draw:layer="layout" svg:width="16.932cm" svg:height="9.524cm" svg:x="1.058cm" svg:y="1.93cm" draw:page-number="26" presentation:class="page"/>
          <draw:frame presentation:style-name="pr4" draw:text-style-name="P19" draw:layer="layout" svg:width="15.239cm" svg:height="11.429cm" svg:x="1.905cm" svg:y="12.065cm" presentation:class="notes" presentation:placeholder="true">
            <draw:text-box/>
          </draw:frame>
        </presentation:notes>
      </draw:page>
      <draw:page draw:name="page27" draw:style-name="dp1" draw:master-page-name="Tittellysbilde">
        <office:forms form:automatic-focus="false" form:apply-design-mode="false"/>
        <draw:frame draw:style-name="gr40"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20100000183000001443248E17A17B83D5E.png" xlink:type="simple" xlink:show="embed" xlink:actuate="onLoad" draw:mime-type="image/png">
            <text:p/>
          </draw:image>
        </draw:frame>
        <draw:frame draw:style-name="gr41"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27" presentation:class="page"/>
          <draw:frame presentation:style-name="pr4" draw:text-style-name="P19" draw:layer="layout" svg:width="15.239cm" svg:height="11.429cm" svg:x="1.905cm" svg:y="12.065cm" presentation:class="notes" presentation:placeholder="true">
            <draw:text-box/>
          </draw:frame>
        </presentation:notes>
      </draw:page>
      <draw:page draw:name="page28" draw:style-name="dp1" draw:master-page-name="Tittellysbilde">
        <office:forms form:automatic-focus="false" form:apply-design-mode="false"/>
        <draw:frame draw:style-name="gr40"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0000000018300000142526BD6378586263B.png" xlink:type="simple" xlink:show="embed" xlink:actuate="onLoad" draw:mime-type="image/png">
            <text:p/>
          </draw:image>
        </draw:frame>
        <draw:frame draw:style-name="gr41"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28" presentation:class="page"/>
          <draw:frame presentation:style-name="pr4" draw:text-style-name="P19" draw:layer="layout" svg:width="15.239cm" svg:height="11.429cm" svg:x="1.905cm" svg:y="12.065cm" presentation:class="notes" presentation:placeholder="true">
            <draw:text-box/>
          </draw:frame>
        </presentation:notes>
      </draw:page>
      <draw:page draw:name="page29" draw:style-name="dp1" draw:master-page-name="Tittellysbilde">
        <office:forms form:automatic-focus="false" form:apply-design-mode="false"/>
        <draw:frame draw:style-name="gr40" draw:text-style-name="P24" draw:layer="layout" svg:width="30.4cm" svg:height="1.916cm" svg:x="0.2cm" svg:y="17.7cm">
          <draw:text-box>
            <text:p><text:span text:style-name="T21">Creative Commons, Nathan Yergler, Alex Roberts. Licensed to the public under CC BY 3.0 Unported. Creative Commons logo used under CC Trademark Policy. </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 draw:text-style-name="P3" draw:layer="layout" svg:width="10.238cm" svg:height="8.572cm" svg:x="2.2cm" svg:y="5.6cm">
          <draw:image xlink:href="Pictures/100000000000018300000141D6B817AACF456FAB.png" xlink:type="simple" xlink:show="embed" xlink:actuate="onLoad" draw:mime-type="image/png">
            <text:p/>
          </draw:image>
        </draw:frame>
        <draw:frame draw:style-name="gr41" draw:text-style-name="P22"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list-item>
              <text:list-item>
                <text:p><text:span text:style-name="T9">Machine readable html tag attachable to metadata</text:span></text:p>
                <text:p><text:span text:style-name="T9"/></text:p>
                <text:p/>
              </text:list-item>
            </text:list>
          </draw:text-box>
        </draw:frame>
        <presentation:notes draw:style-name="dp2">
          <draw:page-thumbnail draw:style-name="gr3" draw:layer="layout" svg:width="16.932cm" svg:height="9.524cm" svg:x="1.058cm" svg:y="1.93cm" draw:page-number="29" presentation:class="page"/>
          <draw:frame presentation:style-name="pr4" draw:text-style-name="P19" draw:layer="layout" svg:width="15.239cm" svg:height="11.429cm" svg:x="1.905cm" svg:y="12.065cm" presentation:class="notes" presentation:placeholder="true">
            <draw:text-box/>
          </draw:frame>
        </presentation:notes>
      </draw:page>
      <draw:page draw:name="page30"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draw:custom-shape draw:style-name="gr43" draw:text-style-name="P18" draw:layer="layout" svg:width="33.6cm" svg:height="7.2cm" svg:x="0cm" svg:y="8.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0" presentation:class="page"/>
          <draw:frame presentation:style-name="pr4" draw:text-style-name="P19" draw:layer="layout" svg:width="15.239cm" svg:height="11.429cm" svg:x="1.905cm" svg:y="12.065cm" presentation:class="notes" presentation:placeholder="true">
            <draw:text-box/>
          </draw:frame>
        </presentation:notes>
      </draw:page>
      <draw:page draw:name="page31"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draw:custom-shape draw:style-name="gr44" draw:text-style-name="P18" draw:layer="layout" svg:width="33.6cm" svg:height="4.8cm" svg:x="0cm" svg:y="10.7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1" presentation:class="page"/>
          <draw:frame presentation:style-name="pr4" draw:text-style-name="P19" draw:layer="layout" svg:width="15.239cm" svg:height="11.429cm" svg:x="1.905cm" svg:y="12.065cm" presentation:class="notes" presentation:placeholder="true">
            <draw:text-box/>
          </draw:frame>
        </presentation:notes>
      </draw:page>
      <draw:page draw:name="page32"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draw:custom-shape draw:style-name="gr45" draw:text-style-name="P18" draw:layer="layout" svg:width="33.6cm" svg:height="2.4cm" svg:x="0cm" svg:y="12.9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2" presentation:class="page"/>
          <draw:frame presentation:style-name="pr4" draw:text-style-name="P19" draw:layer="layout" svg:width="15.239cm" svg:height="11.429cm" svg:x="1.905cm" svg:y="12.065cm" presentation:class="notes" presentation:placeholder="true">
            <draw:text-box/>
          </draw:frame>
        </presentation:notes>
      </draw:page>
      <draw:page draw:name="page33" draw:style-name="dp1" draw:master-page-name="Tittellysbilde">
        <office:forms form:automatic-focus="false" form:apply-design-mode="false"/>
        <draw:frame draw:style-name="gr27" draw:text-style-name="P25" draw:layer="layout" svg:width="18.2cm" svg:height="1.241cm" svg:x="0.2cm" svg:y="18cm">
          <draw:text-box>
            <text:p><text:span text:style-name="T22">CC-BY 4.0 <text:s/>license symbols by </text:span><text:span text:style-name="T20"><text:a xlink:href="https://creativecommons.org/" xlink:type="simple">https://creativecommons.org/</text:a></text:span></text:p>
          </draw:text-box>
        </draw:frame>
        <draw:custom-shape draw:style-name="gr36"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4" draw:layer="layout" svg:width="15.992cm" svg:height="2.579cm" svg:x="13cm" svg:y="1.821cm">
          <draw:text-box>
            <text:p text:style-name="P13"><text:span text:style-name="T8">Challenges</text:span></text:p>
          </draw:text-box>
        </draw:frame>
        <draw:frame draw:style-name="gr18" draw:text-style-name="P23" draw:layer="layout" svg:width="1.895cm" svg:height="2.141cm" svg:x="2.327cm" svg:y="6.212cm">
          <draw:image xlink:href="Pictures/10000201000000500000005FFD4C21A91BAF8090.png" xlink:type="simple" xlink:show="embed" xlink:actuate="onLoad" draw:mime-type="image/png">
            <text:p/>
          </draw:image>
        </draw:frame>
        <draw:frame draw:style-name="gr1" draw:text-style-name="P3" draw:layer="layout" svg:width="1.895cm" svg:height="2.14cm" svg:x="2.327cm" svg:y="8.544cm">
          <draw:image xlink:href="Pictures/10000201000000500000005F5976D01B9FFF24FB.png" xlink:type="simple" xlink:show="embed" xlink:actuate="onLoad" draw:mime-type="image/png">
            <text:p/>
          </draw:image>
        </draw:frame>
        <draw:frame draw:style-name="gr1" draw:text-style-name="P3" draw:layer="layout" svg:width="1.895cm" svg:height="2.14cm" svg:x="2.327cm" svg:y="10.765cm">
          <draw:image xlink:href="Pictures/10000201000000500000005F0B9B9BB260648FD3.png" xlink:type="simple" xlink:show="embed" xlink:actuate="onLoad" draw:mime-type="image/png">
            <text:p/>
          </draw:image>
        </draw:frame>
        <draw:frame draw:style-name="gr1" draw:text-style-name="P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22"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17"/></text:p>
              </text:list-header>
            </text:list>
          </draw:text-box>
        </draw:frame>
        <draw:frame draw:style-name="gr42" draw:text-style-name="P29" draw:layer="layout" svg:width="0.68cm" svg:height="0.962cm" svg:x="1.8cm" svg:y="16cm">
          <draw:text-box>
            <text:p><text:span text:style-name="T24"><text:s/></text:span></text:p>
          </draw:text-box>
        </draw:frame>
        <presentation:notes draw:style-name="dp2">
          <draw:page-thumbnail draw:style-name="gr3" draw:layer="layout" svg:width="16.932cm" svg:height="9.524cm" svg:x="1.058cm" svg:y="1.93cm" draw:page-number="33" presentation:class="page"/>
          <draw:frame presentation:style-name="pr4" draw:text-style-name="P19" draw:layer="layout" svg:width="15.239cm" svg:height="11.429cm" svg:x="1.905cm" svg:y="12.065cm" presentation:class="notes" presentation:placeholder="true">
            <draw:text-box/>
          </draw:frame>
        </presentation:notes>
      </draw:page>
      <draw:page draw:name="page34" draw:style-name="dp1" draw:master-page-name="Tittellysbilde">
        <office:forms form:automatic-focus="false" form:apply-design-mode="false"/>
        <draw:frame draw:style-name="gr17"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20" draw:text-style-name="P24" draw:layer="layout" svg:width="10.849cm" svg:height="1.361cm" svg:x="0.2cm" svg:y="17.5cm">
          <draw:text-box>
            <text:p><text:span text:style-name="T21">Icons CC-BY 4.0 <text:s/></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draw:custom-shape draw:style-name="gr47" draw:text-style-name="P18" draw:layer="layout" svg:width="33.6cm" svg:height="11.586cm" svg:x="0cm" svg:y="4.81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4" presentation:class="page"/>
          <draw:frame presentation:style-name="pr4" draw:text-style-name="P19" draw:layer="layout" svg:width="15.239cm" svg:height="11.429cm" svg:x="1.905cm" svg:y="12.065cm" presentation:class="notes" presentation:placeholder="true">
            <draw:text-box/>
          </draw:frame>
        </presentation:notes>
      </draw:page>
      <draw:page draw:name="page35" draw:style-name="dp1" draw:master-page-name="Tittellysbilde">
        <office:forms form:automatic-focus="false" form:apply-design-mode="false"/>
        <draw:frame draw:style-name="gr17"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frame draw:style-name="gr20" draw:text-style-name="P24" draw:layer="layout" svg:width="10.849cm" svg:height="1.361cm" svg:x="0.2cm" svg:y="17.5cm">
          <draw:text-box>
            <text:p><text:span text:style-name="T21">Icons CC-BY 4.0 <text:s/></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draw:custom-shape draw:style-name="gr48" draw:text-style-name="P18" draw:layer="layout" svg:width="33.6cm" svg:height="6.6cm" svg:x="0cm" svg:y="9.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5" presentation:class="page"/>
          <draw:frame presentation:style-name="pr4" draw:text-style-name="P19" draw:layer="layout" svg:width="15.239cm" svg:height="11.429cm" svg:x="1.905cm" svg:y="12.065cm" presentation:class="notes" presentation:placeholder="true">
            <draw:text-box/>
          </draw:frame>
        </presentation:notes>
      </draw:page>
      <draw:page draw:name="page36" draw:style-name="dp1" draw:master-page-name="Tittellysbilde">
        <office:forms form:automatic-focus="false" form:apply-design-mode="false"/>
        <draw:frame draw:style-name="gr17" draw:text-style-name="P22"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0.1cm" svg:y="14.1cm">
          <draw:image xlink:href="Pictures/10000201000000500000005FFD4C21A91BAF8090.png" xlink:type="simple" xlink:show="embed" xlink:actuate="onLoad" draw:mime-type="image/png">
            <text:p/>
          </draw:image>
        </draw:frame>
        <draw:frame draw:style-name="gr1" draw:text-style-name="P3" draw:layer="layout" svg:width="1.895cm" svg:height="2.14cm" svg:x="2.205cm" svg:y="14.1cm">
          <draw:image xlink:href="Pictures/10000201000000500000005F5976D01B9FFF24FB.png" xlink:type="simple" xlink:show="embed" xlink:actuate="onLoad" draw:mime-type="image/png">
            <text:p/>
          </draw:image>
        </draw:frame>
        <draw:custom-shape draw:style-name="gr49" draw:text-style-name="P18" draw:layer="layout" svg:width="33.6cm" svg:height="2.6cm" svg:x="0cm" svg:y="13.8cm">
          <text:p/>
          <draw:enhanced-geometry svg:viewBox="0 0 21600 21600" draw:type="rectangle" draw:enhanced-path="M 0 0 L 21600 0 21600 21600 0 21600 0 0 Z N"/>
        </draw:custom-shape>
        <draw:frame draw:style-name="gr50" draw:text-style-name="P24" draw:layer="layout" svg:width="10.849cm" svg:height="1.382cm" svg:x="0.201cm" svg:y="17.5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presentation:notes draw:style-name="dp2">
          <draw:page-thumbnail draw:style-name="gr3" draw:layer="layout" svg:width="16.932cm" svg:height="9.524cm" svg:x="1.058cm" svg:y="1.93cm" draw:page-number="36" presentation:class="page"/>
          <draw:frame presentation:style-name="pr4" draw:text-style-name="P19" draw:layer="layout" svg:width="15.239cm" svg:height="11.429cm" svg:x="1.905cm" svg:y="12.065cm" presentation:class="notes" presentation:placeholder="true">
            <draw:text-box/>
          </draw:frame>
        </presentation:notes>
      </draw:page>
      <draw:page draw:name="page37" draw:style-name="dp1" draw:master-page-name="Tittellysbilde">
        <office:forms form:automatic-focus="false" form:apply-design-mode="false"/>
        <draw:frame draw:style-name="gr17" draw:text-style-name="P22" draw:layer="layout" svg:width="30.919cm" svg:height="17.201cm" svg:x="3.582cm" svg:y="3.201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46" draw:text-style-name="P14" draw:layer="layout" svg:width="13.469cm" svg:height="2.579cm" svg:x="10.999cm" svg:y="0.601cm">
          <draw:text-box>
            <text:p text:style-name="P13"><text:span text:style-name="T25">Open Data Commons</text:span></text:p>
          </draw:text-box>
        </draw:frame>
        <draw:frame draw:style-name="gr1" draw:text-style-name="P3" draw:layer="layout" svg:width="9.782cm" svg:height="2.549cm" svg:x="0.618cm" svg:y="0.451cm">
          <draw:image xlink:href="Pictures/10000201000001D40000007A13DFE31DF14DAE60.png" xlink:type="simple" xlink:show="embed" xlink:actuate="onLoad" draw:mime-type="image/png">
            <text:p/>
          </draw:image>
        </draw:frame>
        <draw:frame draw:style-name="gr1" draw:text-style-name="P3" draw:layer="layout" svg:width="1.895cm" svg:height="2.14cm" svg:x="2.203cm" svg:y="6.6cm">
          <draw:image xlink:href="Pictures/10000201000000500000005FF3799794119FF58C.png" xlink:type="simple" xlink:show="embed" xlink:actuate="onLoad" draw:mime-type="image/png">
            <text:p/>
          </draw:image>
        </draw:frame>
        <draw:frame draw:style-name="gr18" draw:text-style-name="P23" draw:layer="layout" svg:width="1.895cm" svg:height="2.141cm" svg:x="2.203cm" svg:y="10.759cm">
          <draw:image xlink:href="Pictures/10000201000000500000005FFD4C21A91BAF8090.png" xlink:type="simple" xlink:show="embed" xlink:actuate="onLoad" draw:mime-type="image/png">
            <text:p/>
          </draw:image>
        </draw:frame>
        <draw:frame draw:style-name="gr18" draw:text-style-name="P23" draw:layer="layout" svg:width="1.895cm" svg:height="2.141cm" svg:x="2.203cm" svg:y="14.1cm">
          <draw:image xlink:href="Pictures/10000201000000500000005FFD4C21A91BAF8090.png" xlink:type="simple" xlink:show="embed" xlink:actuate="onLoad" draw:mime-type="image/png">
            <text:p/>
          </draw:image>
        </draw:frame>
        <draw:frame draw:style-name="gr1" draw:text-style-name="P3" draw:layer="layout" svg:width="1.895cm" svg:height="2.14cm" svg:x="0.105cm" svg:y="14.1cm">
          <draw:image xlink:href="Pictures/10000201000000500000005F5976D01B9FFF24FB.png" xlink:type="simple" xlink:show="embed" xlink:actuate="onLoad" draw:mime-type="image/png">
            <text:p/>
          </draw:image>
        </draw:frame>
        <draw:frame draw:style-name="gr50" draw:text-style-name="P24" draw:layer="layout" svg:width="10.849cm" svg:height="1.382cm" svg:x="0.2cm" svg:y="17.5cm">
          <draw:text-box>
            <text:p><text:span text:style-name="T18">Icons </text:span><text:span text:style-name="T19"><text:a xlink:href="https://creativecommons.org/licenses/by/4.0/" xlink:type="simple">CC-BY 4.0</text:a></text:span><text:span text:style-name="T20"><text:s/></text:span><text:span text:style-name="T21"><text:s text:c="2"/></text:span><text:span text:style-name="T21"><text:a xlink:href="https://creativecommons.org/" xlink:type="simple">https://creativecommons.org</text:a></text:span><text:span text:style-name="T21">/</text:span></text:p>
            <text:p><text:span text:style-name="T21"><text:a xlink:href="https://opendatacommons.org/" xlink:type="simple">https://opendatacommons.org</text:a></text:span></text:p>
          </draw:text-box>
        </draw:frame>
        <presentation:notes draw:style-name="dp2">
          <draw:page-thumbnail draw:style-name="gr3" draw:layer="layout" svg:width="16.932cm" svg:height="9.524cm" svg:x="1.058cm" svg:y="1.93cm" draw:page-number="37" presentation:class="page"/>
          <draw:frame presentation:style-name="pr4" draw:text-style-name="P19" draw:layer="layout" svg:width="15.239cm" svg:height="11.429cm" svg:x="1.905cm" svg:y="12.065cm" presentation:class="notes" presentation:placeholder="true">
            <draw:text-box/>
          </draw:frame>
        </presentation:notes>
      </draw:page>
      <draw:page draw:name="page38" draw:style-name="dp1" draw:master-page-name="Tittellysbilde">
        <office:forms form:automatic-focus="false" form:apply-design-mode="false"/>
        <draw:frame draw:style-name="gr51" draw:text-style-name="P14" draw:layer="layout" svg:width="19.069cm" svg:height="2.579cm" svg:x="8.461cm" svg:y="1.001cm">
          <draw:text-box>
            <text:p text:style-name="P13"><text:span text:style-name="T8">Repository specific regulations</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presentation:notes draw:style-name="dp2">
          <draw:page-thumbnail draw:style-name="gr3" draw:layer="layout" svg:width="16.932cm" svg:height="9.524cm" svg:x="1.058cm" svg:y="1.93cm" draw:page-number="38" presentation:class="page"/>
          <draw:frame presentation:style-name="pr4" draw:text-style-name="P19" draw:layer="layout" svg:width="15.239cm" svg:height="11.429cm" svg:x="1.905cm" svg:y="12.065cm" presentation:class="notes" presentation:placeholder="true">
            <draw:text-box/>
          </draw:frame>
        </presentation:notes>
      </draw:page>
      <draw:page draw:name="page39" draw:style-name="dp1" draw:master-page-name="Tittellysbilde">
        <office:forms form:automatic-focus="false" form:apply-design-mode="false"/>
        <draw:frame draw:style-name="gr51" draw:text-style-name="P14" draw:layer="layout" svg:width="19.069cm" svg:height="2.579cm" svg:x="8.461cm" svg:y="1.001cm">
          <draw:text-box>
            <text:p text:style-name="P13"><text:span text:style-name="T8">Repository specific regulations</text:span></text:p>
          </draw:text-box>
        </draw:frame>
        <draw:frame draw:style-name="gr52" draw:text-style-name="P30" draw:layer="layout" svg:width="26.8cm" svg:height="11.046cm" svg:x="2cm" svg:y="6.739cm">
          <draw:text-box>
            <text:p><text:span text:style-name="T26"/></text:p>
            <text:p><text:span text:style-name="T26">Individuals submitting data to the international sequence databases managed collaboratively by DDBJ, EMBL, and GenBank should be aware of the following:</text:span></text:p>
            <text:p><text:span text:style-name="T26"/></text:p>
            <text:p><text:span text:style-name="T26"/></text:p>
            <text:list text:style-name="L1">
              <text:list-item>
                <text:p><text:span text:style-name="T26"><text:s text:c="4"/></text:span><text:span text:style-name="T26">The INSDC has a uniform policy of </text:span><text:span text:style-name="T27">free and unrestricted access</text:span><text:span text:style-name="T26">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6"/></text:p>
            <text:list text:continue-numbering="true" text:style-name="L1">
              <text:list-item>
                <text:p><text:span text:style-name="T26"><text:s text:c="4"/></text:span><text:span text:style-name="T26">The INSDC will </text:span><text:span text:style-name="T28">not attach statements to records that restrict access to the data</text:span><text:span text:style-name="T26">,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6"/></text:p>
            <text:p><text:span text:style-name="T26">...</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3" draw:text-style-name="P17" draw:layer="layout" svg:width="12.063cm" svg:height="0.814cm" svg:x="0.201cm" svg:y="18.2cm">
          <draw:text-box>
            <text:p><text:span text:style-name="T11"><text:a xlink:href="https://www.ebi.ac.uk/ena/standards-and-policies" xlink:type="simple">https://www.ebi.ac.uk/ena/standards-and-policies</text:a></text:span></text:p>
          </draw:text-box>
        </draw:frame>
        <presentation:notes draw:style-name="dp2">
          <draw:page-thumbnail draw:style-name="gr3" draw:layer="layout" svg:width="16.932cm" svg:height="9.524cm" svg:x="1.058cm" svg:y="1.93cm" draw:page-number="39" presentation:class="page"/>
          <draw:frame presentation:style-name="pr4" draw:text-style-name="P19" draw:layer="layout" svg:width="15.239cm" svg:height="11.429cm" svg:x="1.905cm" svg:y="12.065cm" presentation:class="notes" presentation:placeholder="true">
            <draw:text-box/>
          </draw:frame>
        </presentation:notes>
      </draw:page>
      <draw:page draw:name="page40" draw:style-name="dp1" draw:master-page-name="Tittellysbilde">
        <office:forms form:automatic-focus="false" form:apply-design-mode="false"/>
        <draw:frame draw:style-name="gr51" draw:text-style-name="P14" draw:layer="layout" svg:width="19.069cm" svg:height="2.579cm" svg:x="8.461cm" svg:y="1.001cm">
          <draw:text-box>
            <text:p text:style-name="P13"><text:span text:style-name="T8">Repository specific regulations</text:span></text:p>
          </draw:text-box>
        </draw:frame>
        <draw:frame draw:style-name="gr52" draw:text-style-name="P31" draw:layer="layout" svg:width="26.8cm" svg:height="11.046cm" svg:x="2cm" svg:y="6.739cm">
          <draw:text-box>
            <text:p><text:span text:style-name="T29"/></text:p>
            <text:p><text:span text:style-name="T29">Individuals submitting data to the international sequence databases managed collaboratively by DDBJ, EMBL, and GenBank should be aware of the following:</text:span></text:p>
            <text:p><text:span text:style-name="T29"/></text:p>
            <text:p><text:span text:style-name="T29"/></text:p>
            <text:list text:style-name="L1">
              <text:list-item>
                <text:p><text:span text:style-name="T29"><text:s text:c="4"/></text:span><text:span text:style-name="T29">The INSDC has a uniform policy of </text:span><text:span text:style-name="T30">free and unrestricted access</text:span><text:span text:style-name="T29">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9"/></text:p>
            <text:list text:continue-numbering="true" text:style-name="L1">
              <text:list-item>
                <text:p><text:span text:style-name="T29"><text:s text:c="4"/></text:span><text:span text:style-name="T29">The INSDC will </text:span><text:span text:style-name="T31">not attach statements to records that restrict access to the data</text:span><text:span text:style-name="T29">,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9"/></text:p>
            <text:p><text:span text:style-name="T29">...</text:span></text:p>
          </draw:text-box>
        </draw:frame>
        <draw:frame draw:style-name="gr1" draw:text-style-name="P3" draw:layer="layout" svg:width="7.619cm" svg:height="2.169cm" svg:x="2.2cm" svg:y="4.231cm">
          <draw:image xlink:href="Pictures/10000201000001200000005241D902A3A788316B.png" xlink:type="simple" xlink:show="embed" xlink:actuate="onLoad" draw:mime-type="image/png">
            <text:p/>
          </draw:image>
        </draw:frame>
        <draw:frame draw:style-name="gr53" draw:text-style-name="P17" draw:layer="layout" svg:width="12.063cm" svg:height="0.814cm" svg:x="0.2cm" svg:y="18.2cm">
          <draw:text-box>
            <text:p><text:span text:style-name="T11"><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20100000089000000A3B9366B51F829C14C.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0" presentation:class="page"/>
          <draw:frame presentation:style-name="pr4" draw:text-style-name="P19" draw:layer="layout" svg:width="15.239cm" svg:height="11.429cm" svg:x="1.905cm" svg:y="12.065cm" presentation:class="notes" presentation:placeholder="true">
            <draw:text-box/>
          </draw:frame>
        </presentation:notes>
      </draw:page>
      <draw:page draw:name="page41" draw:style-name="dp1" draw:master-page-name="Tittellysbilde">
        <office:forms form:automatic-focus="false" form:apply-design-mode="false"/>
        <draw:frame draw:style-name="gr55"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6" draw:text-style-name="P29" draw:layer="layout" svg:width="14.328cm" svg:height="0.709cm" svg:x="0.272cm" svg:y="18.201cm">
          <draw:text-box>
            <text:p><text:span text:style-name="T35"><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1" presentation:class="page"/>
          <draw:frame presentation:style-name="pr4" draw:text-style-name="P19" draw:layer="layout" svg:width="15.239cm" svg:height="11.429cm" svg:x="1.905cm" svg:y="12.065cm" presentation:class="notes" presentation:placeholder="true">
            <draw:text-box/>
          </draw:frame>
        </presentation:notes>
      </draw:page>
      <draw:page draw:name="page42" draw:style-name="dp1" draw:master-page-name="Tittellysbilde">
        <office:forms form:automatic-focus="false" form:apply-design-mode="false"/>
        <draw:frame draw:style-name="gr55"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7" draw:text-style-name="P34" draw:layer="layout" svg:width="32.2cm" svg:height="10.415cm" svg:x="1cm" svg:y="8.199cm">
          <draw:text-box>
            <text:p><text:span text:style-name="T36">A licence compatible by contract shall mean the following licences:</text:span></text:p>
            <text:p><text:span text:style-name="T36"/></text:p>
            <text:p><text:span text:style-name="T36">for all information: Open Government Licence (version 1.0, 2.0 and 3.0), </text:span><text:span text:style-name="T37">Creative Commons Attribution Licence (international version 4.0 and norwegian version 4.0)</text:span></text:p>
            <text:p><text:span text:style-name="T37"/></text:p>
            <text:p><text:span text:style-name="T36">for those parts of the information which do not constitute databases: </text:span><text:span text:style-name="T37">Creative Commons Attribution Licence (generic version 1.0, 2.0, 2.5 and unported version 3.0) and Creative Commons Navngivelse 3.0 Norge</text:span></text:p>
            <text:p><text:span text:style-name="T36"/></text:p>
            <text:p><text:span text:style-name="T36">for those parts of the information which constitute databases: </text:span><text:span text:style-name="T37">Open Data Commons Attribution License (version 1.0)</text:span><text:span text:style-name="T36">.</text:span></text:p>
            <text:p><text:span text:style-name="T36"/></text:p>
          </draw:text-box>
        </draw:frame>
        <draw:frame draw:style-name="gr56" draw:text-style-name="P29" draw:layer="layout" svg:width="14.328cm" svg:height="0.709cm" svg:x="0.272cm" svg:y="18.2cm">
          <draw:text-box>
            <text:p><text:span text:style-name="T35"><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2" presentation:class="page"/>
          <draw:frame presentation:style-name="pr4" draw:text-style-name="P19" draw:layer="layout" svg:width="15.239cm" svg:height="11.429cm" svg:x="1.905cm" svg:y="12.065cm" presentation:class="notes" presentation:placeholder="true">
            <draw:text-box/>
          </draw:frame>
        </presentation:notes>
      </draw:page>
      <draw:page draw:name="page43" draw:style-name="dp1" draw:master-page-name="Tittellysbilde">
        <office:forms form:automatic-focus="false" form:apply-design-mode="false"/>
        <draw:frame draw:style-name="gr55" draw:text-style-name="P33" draw:layer="layout" svg:width="32.273cm" svg:height="2.791cm" svg:x="0.927cm" svg:y="0.609cm">
          <draw:text-box>
            <text:p><text:span text:style-name="T34"/></text:p>
            <text:p><text:span text:style-name="T34">Norwegian Licence for Open Government Data (NLOD) 2.0</text:span></text:p>
          </draw:text-box>
        </draw:frame>
        <draw:frame draw:style-name="gr1" draw:text-style-name="P3" draw:layer="layout" svg:width="2.645cm" svg:height="2.883cm" svg:x="1.955cm" svg:y="4.4cm">
          <draw:image xlink:href="Pictures/10000201000000640000006D2719CFA87D7D5542.png" xlink:type="simple" xlink:show="embed" xlink:actuate="onLoad" draw:mime-type="image/png">
            <text:p/>
          </draw:image>
        </draw:frame>
        <draw:frame draw:style-name="gr1" draw:text-style-name="P3" draw:layer="layout" svg:width="9.709cm" svg:height="1.878cm" svg:x="5.291cm" svg:y="5cm">
          <draw:image xlink:href="Pictures/100002010000016F000000470C9AF748B63DCB15.png" xlink:type="simple" xlink:show="embed" xlink:actuate="onLoad" draw:mime-type="image/png">
            <text:p/>
          </draw:image>
        </draw:frame>
        <draw:frame draw:style-name="gr57" draw:text-style-name="P34" draw:layer="layout" svg:width="32.2cm" svg:height="10.415cm" svg:x="1cm" svg:y="8.199cm">
          <draw:text-box>
            <text:p><text:span text:style-name="T36">A licence compatible by contract shall mean the following licences:</text:span></text:p>
            <text:p><text:span text:style-name="T36"/></text:p>
            <text:p><text:span text:style-name="T36">for all information: Open Government Licence (version 1.0, 2.0 and 3.0), </text:span><text:span text:style-name="T37">Creative Commons Attribution Licence (international version 4.0 and norwegian version 4.0)</text:span></text:p>
            <text:p><text:span text:style-name="T37"/></text:p>
            <text:p><text:span text:style-name="T36">for those parts of the information which do not constitute databases: </text:span><text:span text:style-name="T37">Creative Commons Attribution Licence (generic version 1.0, 2.0, 2.5 and unported version 3.0) and Creative Commons Navngivelse 3.0 Norge</text:span></text:p>
            <text:p><text:span text:style-name="T36"/></text:p>
            <text:p><text:span text:style-name="T36">for those parts of the information which constitute databases: </text:span><text:span text:style-name="T37">Open Data Commons Attribution License (version 1.0)</text:span><text:span text:style-name="T36">.</text:span></text:p>
            <text:p><text:span text:style-name="T36"/></text:p>
          </draw:text-box>
        </draw:frame>
        <draw:frame draw:style-name="gr56" draw:text-style-name="P29" draw:layer="layout" svg:width="14.328cm" svg:height="0.709cm" svg:x="0.272cm" svg:y="18.201cm">
          <draw:text-box>
            <text:p><text:span text:style-name="T35"><text:a xlink:href="https://data.norge.no/norwegian-licence-open-government-data-nlod-20" xlink:type="simple">https://data.norge.no/norwegian-licence-open-government-data-nlod-20</text:a></text:span></text:p>
          </draw:text-box>
        </draw:frame>
        <draw:frame draw:style-name="gr1" draw:text-style-name="P3" draw:layer="layout" svg:width="6.772cm" svg:height="3.756cm" svg:x="24.2cm" svg:y="4.4cm">
          <draw:image xlink:href="Pictures/10000201000001000000008E0DAD4318EAA0B295.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3" presentation:class="page"/>
          <draw:frame presentation:style-name="pr4" draw:text-style-name="P19" draw:layer="layout" svg:width="15.239cm" svg:height="11.429cm" svg:x="1.905cm" svg:y="12.065cm" presentation:class="notes" presentation:placeholder="true">
            <draw:text-box/>
          </draw:frame>
        </presentation:notes>
      </draw:page>
      <draw:page draw:name="page44"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7" draw:text-style-name="P22" draw:layer="layout" svg:width="30.919cm" svg:height="17.201cm" svg:x="4.283cm" svg:y="3.202cm">
          <draw:text-box>
            <text:list text:style-name="L1">
              <text:list-header>
                <text:p><text:span text:style-name="T9">Special considerations for Software</text:span></text:p>
                <text:p><text:span text:style-name="T9"/></text:p>
              </text:list-header>
              <text:list-item>
                <text:p><text:span text:style-name="T9">Liability</text:span></text:p>
                <text:p><text:span text:style-name="T9"/></text:p>
              </text:list-item>
              <text:list-item>
                <text:p><text:span text:style-name="T9">Warranty</text:span></text:p>
                <text:p><text:span text:style-name="T9"/></text:p>
              </text:list-item>
              <text:list-item>
                <text:p><text:span text:style-name="T9">Modifications</text:span></text:p>
                <text:p><text:span text:style-name="T9"/></text:p>
              </text:list-item>
              <text:list-item>
                <text:p><text:span text:style-name="T9">Network use = Distribution?</text:span></text:p>
              </text:list-item>
            </text:list>
          </draw:text-box>
        </draw:frame>
        <presentation:notes draw:style-name="dp2">
          <draw:page-thumbnail draw:style-name="gr3" draw:layer="layout" svg:width="16.932cm" svg:height="9.524cm" svg:x="1.058cm" svg:y="1.93cm" draw:page-number="44" presentation:class="page"/>
          <draw:frame presentation:style-name="pr4" draw:text-style-name="P9" draw:layer="layout" svg:width="15.239cm" svg:height="11.429cm" svg:x="1.905cm" svg:y="12.065cm" presentation:class="notes" presentation:placeholder="true">
            <draw:text-box/>
          </draw:frame>
        </presentation:notes>
      </draw:page>
      <draw:page draw:name="page45"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5" presentation:class="page"/>
          <draw:frame presentation:style-name="pr4" draw:text-style-name="P19" draw:layer="layout" svg:width="15.239cm" svg:height="11.429cm" svg:x="1.905cm" svg:y="12.065cm" presentation:class="notes" presentation:placeholder="true">
            <draw:text-box/>
          </draw:frame>
        </presentation:notes>
      </draw:page>
      <draw:page draw:name="page46"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cm" svg:y="0.551cm">
          <draw:image xlink:href="Pictures/1000020100000384000004B0FC495691F10BCD17.png" xlink:type="simple" xlink:show="embed" xlink:actuate="onLoad" draw:mime-type="image/png">
            <text:p/>
          </draw:image>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9" draw:text-style-name="P35" draw:layer="layout" svg:width="7.309cm" svg:height="1.661cm" svg:x="5.091cm" svg:y="8.8cm">
          <draw:text-box>
            <text:p><text:span text:style-name="T38">MIT license</text:span></text:p>
          </draw:text-box>
        </draw:frame>
        <draw:frame draw:style-name="gr59" draw:text-style-name="P35" draw:layer="layout" svg:width="8.509cm" svg:height="1.661cm" svg:x="22.091cm" svg:y="6.2cm">
          <draw:text-box>
            <text:p><text:span text:style-name="T38">GNU AGPLv3</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54" draw:text-style-name="P32" draw:layer="layout" svg:width="5.362cm" svg:height="1.031cm" svg:x="28.238cm" svg:y="17.572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6" presentation:class="page"/>
          <draw:frame presentation:style-name="pr4" draw:text-style-name="P19" draw:layer="layout" svg:width="15.239cm" svg:height="11.429cm" svg:x="1.905cm" svg:y="12.065cm" presentation:class="notes" presentation:placeholder="true">
            <draw:text-box/>
          </draw:frame>
        </presentation:notes>
      </draw:page>
      <draw:page draw:name="page47"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9" draw:text-style-name="P35" draw:layer="layout" svg:width="7.309cm" svg:height="1.661cm" svg:x="5.091cm" svg:y="8.8cm">
          <draw:text-box>
            <text:p><text:span text:style-name="T38">MIT license</text:span></text:p>
          </draw:text-box>
        </draw:frame>
        <draw:frame draw:style-name="gr59" draw:text-style-name="P35" draw:layer="layout" svg:width="7.309cm" svg:height="1.661cm" svg:x="8.6cm" svg:y="11.4cm">
          <draw:text-box>
            <text:p><text:span text:style-name="T38">Apache 2.0</text:span></text:p>
          </draw:text-box>
        </draw:frame>
        <draw:frame draw:style-name="gr59" draw:text-style-name="P35" draw:layer="layout" svg:width="8.509cm" svg:height="1.661cm" svg:x="13.591cm" svg:y="9.939cm">
          <draw:text-box>
            <text:p><text:span text:style-name="T38">GNU LGPLv3</text:span></text:p>
          </draw:text-box>
        </draw:frame>
        <draw:frame draw:style-name="gr59" draw:text-style-name="P35" draw:layer="layout" svg:width="8.509cm" svg:height="1.661cm" svg:x="22.091cm" svg:y="6.2cm">
          <draw:text-box>
            <text:p><text:span text:style-name="T38">GNU AGPLv3</text:span></text:p>
          </draw:text-box>
        </draw:frame>
        <draw:frame draw:style-name="gr59" draw:text-style-name="P35" draw:layer="layout" svg:width="8.509cm" svg:height="1.661cm" svg:x="19.6cm" svg:y="8.4cm">
          <draw:text-box>
            <text:p><text:span text:style-name="T38">GNU GPLv3</text:span></text:p>
          </draw:text-box>
        </draw:frame>
        <draw:line draw:style-name="gr60" draw:text-style-name="P13" draw:layer="layout" svg:x1="5.8cm" svg:y1="6.99cm" svg:x2="16.6cm" svg:y2="7cm">
          <text:p/>
        </draw:line>
        <draw:frame draw:style-name="gr61" draw:text-style-name="P35" draw:layer="layout" svg:width="8.509cm" svg:height="3.071cm" svg:x="7.2cm" svg:y="5.129cm">
          <draw:text-box>
            <text:p><text:span text:style-name="T38">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62" draw:text-style-name="P37" draw:layer="layout" svg:width="15.848cm" svg:height="3.641cm" svg:x="5.3cm" svg:y="15cm">
          <draw:text-box>
            <text:p text:style-name="P36"><text:span text:style-name="T9"><text:a xlink:href="https://opensource.org/licenses" xlink:type="simple">https://opensource.org/licenses</text:a></text:span></text:p>
            <text:p text:style-name="P36"><text:span text:style-name="T9"><text:a xlink:href="https://choosealicense.com/" xlink:type="simple">https://choosealicense.com/</text:a></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7" presentation:class="page"/>
          <draw:frame presentation:style-name="pr4" draw:text-style-name="P9" draw:layer="layout" svg:width="15.239cm" svg:height="11.429cm" svg:x="1.905cm" svg:y="12.065cm" presentation:class="notes" presentation:placeholder="true">
            <draw:text-box/>
          </draw:frame>
        </presentation:notes>
      </draw:page>
      <draw:page draw:name="page48"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372cm" svg:height="4cm" svg:x="0.8cm" svg:y="8.196cm">
          <draw:image xlink:href="Pictures/10000201000000AC000000CC5E38D2D02A4056C2.png" xlink:type="simple" xlink:show="embed" xlink:actuate="onLoad" draw:mime-type="image/png">
            <text:p/>
          </draw:image>
        </draw:frame>
        <draw:frame draw:style-name="gr59" draw:text-style-name="P35" draw:layer="layout" svg:width="7.309cm" svg:height="1.661cm" svg:x="5.091cm" svg:y="8.8cm">
          <draw:text-box>
            <text:p><text:span text:style-name="T38">MIT license</text:span></text:p>
          </draw:text-box>
        </draw:frame>
        <draw:frame draw:style-name="gr59" draw:text-style-name="P35" draw:layer="layout" svg:width="7.309cm" svg:height="1.661cm" svg:x="8.6cm" svg:y="11.4cm">
          <draw:text-box>
            <text:p><text:span text:style-name="T38">Apache 2.0</text:span></text:p>
          </draw:text-box>
        </draw:frame>
        <draw:frame draw:style-name="gr59" draw:text-style-name="P35" draw:layer="layout" svg:width="8.509cm" svg:height="1.661cm" svg:x="13.591cm" svg:y="9.939cm">
          <draw:text-box>
            <text:p><text:span text:style-name="T38">GNU LGPLv3</text:span></text:p>
          </draw:text-box>
        </draw:frame>
        <draw:frame draw:style-name="gr59" draw:text-style-name="P35" draw:layer="layout" svg:width="8.509cm" svg:height="1.661cm" svg:x="22.091cm" svg:y="6.2cm">
          <draw:text-box>
            <text:p><text:span text:style-name="T38">GNU AGPLv3</text:span></text:p>
          </draw:text-box>
        </draw:frame>
        <draw:frame draw:style-name="gr59" draw:text-style-name="P35" draw:layer="layout" svg:width="8.509cm" svg:height="1.661cm" svg:x="19.6cm" svg:y="8.4cm">
          <draw:text-box>
            <text:p><text:span text:style-name="T38">GNU GPLv3</text:span></text:p>
          </draw:text-box>
        </draw:frame>
        <draw:line draw:style-name="gr60" draw:text-style-name="P13" draw:layer="layout" svg:x1="5.8cm" svg:y1="6.99cm" svg:x2="16.6cm" svg:y2="7cm">
          <text:p/>
        </draw:line>
        <draw:frame draw:style-name="gr61" draw:text-style-name="P35" draw:layer="layout" svg:width="8.509cm" svg:height="3.071cm" svg:x="7.2cm" svg:y="5.129cm">
          <draw:text-box>
            <text:p><text:span text:style-name="T38">BSD licenses</text:span></text:p>
          </draw:text-box>
        </draw:frame>
        <draw:frame draw:style-name="gr1" draw:text-style-name="P3" draw:layer="layout" svg:width="3.519cm" svg:height="4.2cm" svg:x="29.881cm" svg:y="8.1cm">
          <draw:image xlink:href="Pictures/100002010000009B000000B9C7480DC1CE5F945B.png" xlink:type="simple" xlink:show="embed" xlink:actuate="onLoad" draw:mime-type="image/png">
            <text:p/>
          </draw:image>
        </draw:frame>
        <draw:frame draw:style-name="gr62" draw:text-style-name="P37" draw:layer="layout" svg:width="15.848cm" svg:height="3.641cm" svg:x="5.3cm" svg:y="15cm">
          <draw:text-box>
            <text:p text:style-name="P36"><text:span text:style-name="T9"><text:a xlink:href="https://opensource.org/licenses" xlink:type="simple">https://opensource.org/licenses</text:a></text:span></text:p>
            <text:p text:style-name="P36"><text:span text:style-name="T9"><text:a xlink:href="https://choosealicense.com/" xlink:type="simple">https://choosealicense.com/</text:a></text:span></text:p>
          </draw:text-box>
        </draw:frame>
        <draw:frame draw:style-name="gr1" draw:text-style-name="P3" draw:layer="layout" svg:width="8.803cm" svg:height="1.883cm" svg:x="19.497cm" svg:y="16.72cm">
          <draw:image xlink:href="Pictures/1000020100000462000000F05BAFB3B126EBB095.png" xlink:type="simple" xlink:show="embed" xlink:actuate="onLoad" draw:mime-type="image/png">
            <text:p/>
          </draw:image>
        </draw:frame>
        <draw:frame draw:style-name="gr1" draw:text-style-name="P3" draw:layer="layout" svg:width="3.187cm" svg:height="4.249cm" svg:x="0.802cm" svg:y="0.553cm">
          <draw:image xlink:href="Pictures/1000020100000384000004B0FC495691F10BCD17.png" xlink:type="simple" xlink:show="embed" xlink:actuate="onLoad" draw:mime-type="image/png">
            <text:p/>
          </draw:image>
        </draw:frame>
        <draw:frame draw:style-name="gr54" draw:text-style-name="P32" draw:layer="layout" svg:width="5.362cm" svg:height="1.031cm" svg:x="28.238cm" svg:y="17.573cm">
          <draw:text-box>
            <text:p><text:span text:style-name="T32">Icons </text:span><text:span text:style-name="T33"><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8" presentation:class="page"/>
          <draw:frame presentation:style-name="pr4" draw:text-style-name="P9" draw:layer="layout" svg:width="15.239cm" svg:height="11.429cm" svg:x="1.905cm" svg:y="12.065cm" presentation:class="notes" presentation:placeholder="true">
            <draw:text-box/>
          </draw:frame>
        </presentation:notes>
      </draw:page>
      <draw:page draw:name="page49"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custom-shape draw:style-name="gr63" draw:text-style-name="P18" draw:layer="layout" svg:width="33.6cm" svg:height="8.2cm" svg:x="0.2cm" svg:y="10.2cm">
          <text:p/>
          <draw:enhanced-geometry svg:viewBox="0 0 21600 21600" draw:type="rectangle" draw:enhanced-path="M 0 0 L 21600 0 21600 21600 0 21600 0 0 Z N"/>
        </draw:custom-shape>
        <draw:frame draw:style-name="gr64"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49" presentation:class="page"/>
          <draw:frame presentation:style-name="pr4" draw:text-style-name="P19" draw:layer="layout" svg:width="15.239cm" svg:height="11.429cm" svg:x="1.905cm" svg:y="12.065cm" presentation:class="notes" presentation:placeholder="true">
            <draw:text-box/>
          </draw:frame>
        </presentation:notes>
      </draw:page>
      <draw:page draw:name="page50"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custom-shape draw:style-name="gr65" draw:text-style-name="P18" draw:layer="layout" svg:width="33.6cm" svg:height="4cm" svg:x="0.2cm" svg:y="14.4cm">
          <text:p/>
          <draw:enhanced-geometry svg:viewBox="0 0 21600 21600" draw:type="rectangle" draw:enhanced-path="M 0 0 L 21600 0 21600 21600 0 21600 0 0 Z N"/>
        </draw:custom-shape>
        <draw:frame draw:style-name="gr64"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50" presentation:class="page"/>
          <draw:frame presentation:style-name="pr4" draw:text-style-name="P19" draw:layer="layout" svg:width="15.239cm" svg:height="11.429cm" svg:x="1.905cm" svg:y="12.065cm" presentation:class="notes" presentation:placeholder="true">
            <draw:text-box/>
          </draw:frame>
        </presentation:notes>
      </draw:page>
      <draw:page draw:name="page51" draw:style-name="dp1" draw:master-page-name="Tittellysbilde">
        <office:forms form:automatic-focus="false" form:apply-design-mode="false"/>
        <draw:frame draw:style-name="gr58" draw:text-style-name="P14" draw:layer="layout" svg:width="19.15cm" svg:height="2.579cm" svg:x="7.358cm" svg:y="1.001cm">
          <draw:text-box>
            <text:p text:style-name="P13"><text:span text:style-name="T25">Open Source Software licenses</text:span></text:p>
          </draw:text-box>
        </draw:frame>
        <draw:frame draw:style-name="gr1" draw:text-style-name="P3" draw:layer="layout" svg:width="3.187cm" svg:height="4.249cm" svg:x="0.801cm" svg:y="0.552cm">
          <draw:image xlink:href="Pictures/1000020100000384000004B0FC495691F10BCD17.png" xlink:type="simple" xlink:show="embed" xlink:actuate="onLoad" draw:mime-type="image/png">
            <text:p/>
          </draw:image>
        </draw:frame>
        <draw:frame draw:style-name="gr1" draw:text-style-name="P3" draw:layer="layout" svg:width="17.196cm" svg:height="15.249cm" svg:x="7.804cm" svg:y="3.151cm">
          <draw:image xlink:href="Pictures/1000000000000547000004AE9C0C3AD67888B774.png" xlink:type="simple" xlink:show="embed" xlink:actuate="onLoad" draw:mime-type="image/png">
            <text:p/>
          </draw:image>
        </draw:frame>
        <draw:frame draw:style-name="gr64" draw:text-style-name="P38"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2">
          <draw:page-thumbnail draw:style-name="gr3" draw:layer="layout" svg:width="16.932cm" svg:height="9.524cm" svg:x="1.058cm" svg:y="1.93cm" draw:page-number="51" presentation:class="page"/>
          <draw:frame presentation:style-name="pr4" draw:text-style-name="P19" draw:layer="layout" svg:width="15.239cm" svg:height="11.429cm" svg:x="1.905cm" svg:y="12.065cm" presentation:class="notes" presentation:placeholder="true">
            <draw:text-box/>
          </draw:frame>
        </presentation:notes>
      </draw:page>
      <draw:page draw:name="page52" draw:style-name="dp1" draw:master-page-name="Tittellysbilde">
        <office:forms form:automatic-focus="false" form:apply-design-mode="false"/>
        <draw:frame draw:style-name="gr66" draw:text-style-name="P14" draw:layer="layout" svg:width="18.46cm" svg:height="2.579cm" svg:x="7.34cm" svg:y="0.4cm">
          <draw:text-box>
            <text:p text:style-name="P13"><text:span text:style-name="T25">Material Transfer Agreements</text:span></text:p>
          </draw:text-box>
        </draw:frame>
        <draw:frame draw:style-name="gr17" draw:text-style-name="P22" draw:layer="layout" svg:width="30.919cm" svg:height="17.201cm" svg:x="1.474cm" svg:y="3.203cm">
          <draw:text-box>
            <text:list text:style-name="L1">
              <text:list-header>
                <text:p><text:span text:style-name="T9"/></text:p>
              </text:list-header>
              <text:list-item>
                <text:p><text:span text:style-name="T9">Used for e.g. reagents, cell lines, plasmids, mice, ...</text:span></text:p>
                <text:p><text:span text:style-name="T9"/></text:p>
              </text:list-item>
              <text:list-item>
                <text:p><text:span text:style-name="T9">Can safeguard your commercial interest, while allowing others to use your material for research</text:span></text:p>
                <text:p><text:span text:style-name="T9"/></text:p>
              </text:list-item>
              <text:list-item>
                <text:p><text:span text:style-name="T9">Can ensure attribution</text:span></text:p>
                <text:p><text:span text:style-name="T9"/></text:p>
              </text:list-item>
              <text:list-item>
                <text:p><text:span text:style-name="T9">Can enforce remain in Public Domain</text:span></text:p>
                <text:p><text:span text:style-name="T9"/></text:p>
                <text:p><text:span text:style-name="T9"/></text:p>
              </text:list-item>
            </text:list>
          </draw:text-box>
        </draw:frame>
        <presentation:notes draw:style-name="dp2">
          <draw:page-thumbnail draw:style-name="gr3" draw:layer="layout" svg:width="16.932cm" svg:height="9.524cm" svg:x="1.058cm" svg:y="1.93cm" draw:page-number="52" presentation:class="page"/>
          <draw:frame presentation:style-name="pr4" draw:text-style-name="P9" draw:layer="layout" svg:width="15.239cm" svg:height="11.429cm" svg:x="1.905cm" svg:y="12.065cm" presentation:class="notes" presentation:placeholder="true">
            <draw:text-box/>
          </draw:frame>
        </presentation:notes>
      </draw:page>
      <draw:page draw:name="page53" draw:style-name="dp1" draw:master-page-name="Tittellysbilde">
        <office:forms form:automatic-focus="false" form:apply-design-mode="false"/>
        <draw:frame draw:style-name="gr67" draw:text-style-name="P14" draw:layer="layout" svg:width="29.763cm" svg:height="2.579cm" svg:x="2.4cm" svg:y="0.6cm">
          <draw:text-box>
            <text:p text:style-name="P13"><text:span text:style-name="T25">Uniform Biological Material Transfer Agreement </text:span></text:p>
          </draw:text-box>
        </draw:frame>
        <draw:frame draw:style-name="gr68" draw:text-style-name="P22" draw:layer="layout" svg:width="30.919cm" svg:height="16.071cm" svg:x="1.474cm" svg:y="3.603cm">
          <draw:text-box>
            <text:list text:style-name="L1">
              <text:list-header>
                <text:p><text:span text:style-name="T9">Benefits to the provider: </text:span></text:p>
                <text:p><text:span text:style-name="T9"/></text:p>
              </text:list-header>
              <text:list-item>
                <text:p><text:span text:style-name="T9">Materials not to be shared with non-profit organizations</text:span></text:p>
                <text:p><text:span text:style-name="T9"/></text:p>
              </text:list-item>
              <text:list-item>
                <text:p><text:span text:style-name="T9">Not use for a commercial purpose</text:span></text:p>
                <text:p><text:span text:style-name="T9"/></text:p>
              </text:list-item>
              <text:list-item>
                <text:p><text:span text:style-name="T9">Not use in human subjects or clinical trials</text:span></text:p>
                <text:p><text:span text:style-name="T9"/></text:p>
              </text:list-item>
              <text:list-item>
                <text:p><text:span text:style-name="T9">Attribution</text:span></text:p>
                <text:p><text:span text:style-name="T9"/></text:p>
              </text:list-item>
              <text:list-item>
                <text:p><text:span text:style-name="T9">Limited liability</text:span></text:p>
                <text:p><text:span text:style-name="T9"/></text:p>
                <text:p><text:span text:style-name="T9"/></text:p>
                <text:p><text:span text:style-name="T9"/></text:p>
              </text:list-item>
            </text:list>
          </draw:text-box>
        </draw:frame>
        <draw:frame draw:style-name="gr69" draw:text-style-name="P32"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3" presentation:class="page"/>
          <draw:frame presentation:style-name="pr4" draw:text-style-name="P19" draw:layer="layout" svg:width="15.239cm" svg:height="11.429cm" svg:x="1.905cm" svg:y="12.065cm" presentation:class="notes" presentation:placeholder="true">
            <draw:text-box/>
          </draw:frame>
        </presentation:notes>
      </draw:page>
      <draw:page draw:name="page54" draw:style-name="dp1" draw:master-page-name="Tittellysbilde">
        <office:forms form:automatic-focus="false" form:apply-design-mode="false"/>
        <draw:frame draw:style-name="gr67" draw:text-style-name="P14" draw:layer="layout" svg:width="29.763cm" svg:height="2.579cm" svg:x="2.4cm" svg:y="0.6cm">
          <draw:text-box>
            <text:p text:style-name="P13"><text:span text:style-name="T25">Uniform Biological Material Transfer Agreement </text:span></text:p>
          </draw:text-box>
        </draw:frame>
        <draw:frame draw:style-name="gr68" draw:text-style-name="P22" draw:layer="layout" svg:width="30.919cm" svg:height="16.071cm" svg:x="1.474cm" svg:y="3.603cm">
          <draw:text-box>
            <text:list text:style-name="L1">
              <text:list-header>
                <text:p><text:span text:style-name="T9">Benefits to the Recipient: </text:span></text:p>
                <text:p><text:span text:style-name="T9"/></text:p>
              </text:list-header>
              <text:list-item>
                <text:p><text:span text:style-name="T9">Permission to use material for research or teaching purposes</text:span></text:p>
                <text:p><text:span text:style-name="T9"/></text:p>
              </text:list-item>
              <text:list-item>
                <text:p><text:span text:style-name="T9">Rights to all research results, modifications, and invention</text:span></text:p>
                <text:p><text:span text:style-name="T9"/></text:p>
              </text:list-item>
              <text:list-item>
                <text:p><text:span text:style-name="T9">Patent applications on modifications or inventions</text:span></text:p>
                <text:p><text:span text:style-name="T9"/></text:p>
              </text:list-item>
              <text:list-item>
                <text:p><text:span text:style-name="T9">Publishing without editorial comment or review by provider</text:span></text:p>
                <text:p><text:span text:style-name="T9"/></text:p>
              </text:list-item>
              <text:list-item>
                <text:p><text:span text:style-name="T9">Limited liability</text:span></text:p>
                <text:p><text:span text:style-name="T9"/></text:p>
                <text:p><text:span text:style-name="T9"/></text:p>
                <text:p><text:span text:style-name="T9"/></text:p>
              </text:list-item>
            </text:list>
          </draw:text-box>
        </draw:frame>
        <draw:frame draw:style-name="gr69" draw:text-style-name="P32"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2010000053C000000FD20859826526B5610.png" xlink:type="simple" xlink:show="embed" xlink:actuate="onLoad" draw:mime-type="image/png">
            <text:p/>
          </draw:image>
        </draw:frame>
        <presentation:notes draw:style-name="dp2">
          <draw:page-thumbnail draw:style-name="gr3" draw:layer="layout" svg:width="16.932cm" svg:height="9.524cm" svg:x="1.058cm" svg:y="1.93cm" draw:page-number="54" presentation:class="page"/>
          <draw:frame presentation:style-name="pr4" draw:text-style-name="P19" draw:layer="layout" svg:width="15.239cm" svg:height="11.429cm" svg:x="1.905cm" svg:y="12.065cm" presentation:class="notes" presentation:placeholder="true">
            <draw:text-box/>
          </draw:frame>
        </presentation:notes>
      </draw:page>
      <draw:page draw:name="page55" draw:style-name="dp1" draw:master-page-name="BLANK">
        <office:forms form:automatic-focus="false" form:apply-design-mode="false"/>
        <draw:frame draw:style-name="gr1" draw:text-style-name="P3" draw:layer="layout" svg:width="14.042cm" svg:height="6.188cm" svg:x="9.913cm" svg:y="3cm">
          <draw:image xlink:href="Pictures/10000201000002C400000138698043D98D199A02.png" xlink:type="simple" xlink:show="embed" xlink:actuate="onLoad" draw:mime-type="image/png">
            <text:p/>
          </draw:image>
        </draw:frame>
        <draw:frame draw:style-name="gr70" draw:text-style-name="P39" draw:layer="layout" svg:width="23.661cm" svg:height="3.008cm" svg:x="4.402cm" svg:y="11.4cm">
          <draw:text-box>
            <text:p text:style-name="P13"><text:span text:style-name="T39">Except where otherwise noted, this work is licensed under:</text:span></text:p>
            <text:p text:style-name="P13"><text:span text:style-name="T39"><text:a xlink:href="https://creativecommons.org/licenses/by/4.0/" xlink:type="simple"> https://creativecommons.org/licenses/by/4.0/</text:a></text:span></text:p>
          </draw:text-box>
        </draw:frame>
        <presentation:notes draw:style-name="dp3">
          <draw:page-thumbnail draw:style-name="gr3" draw:layer="layout" svg:width="16.932cm" svg:height="9.524cm" svg:x="1.058cm" svg:y="1.93cm" draw:page-number="55" presentation:class="page"/>
          <draw:frame presentation:style-name="pr6"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rbel4" svg:font-family="Corbel"/>
    <style:font-face style:name="Geneva" svg:font-family="Geneva"/>
    <style:font-face style:name="ＭＳ Ｐゴシック1" svg:font-family="'ＭＳ Ｐゴシック'"/>
    <style:font-face style:name="Arial" svg:font-family="Arial" style:font-family-generic="swiss"/>
    <style:font-face style:name="Corbel" svg:font-family="Corbel" style:font-family-generic="swiss"/>
    <style:font-face style:name="Arial3" svg:font-family="Arial" style:font-pitch="variable"/>
    <style:font-face style:name="Corbel3"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Geneva2" svg:font-family="Geneva"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 svg:font-family="'ＭＳ Ｐゴシック'" style:font-pitch="variable"/>
    <style:font-face style:name="Arial2"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rbel1" svg:font-family="Corbel" style:font-family-generic="swiss" style:font-pitch="variable"/>
    <style:font-face style:name="Liberation Sans1" svg:font-family="'Liberation Sans'" style:font-family-generic="swiss" style:font-pitch="variable"/>
    <style:font-face style:name="MS PGothic1" svg:font-family="'MS PGothic'"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1" svg:font-family="Geneva" style:font-family-generic="system" style:font-pitch="variable"/>
    <style:font-face style:name="Linux Libertine G" svg:font-family="'Linux Libertine G'" style:font-family-generic="system" style:font-pitch="variable"/>
    <style:font-face style:name="MS PGothic" svg:font-family="'MS PGothic'" style:font-family-generic="system"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1" style:font-family-asian="'MS PGothic'" style:font-family-generic-asian="swiss" style:font-pitch-asian="variable" style:font-size-asian="24pt" style:font-style-asian="normal" style:font-weight-asian="normal" style:font-name-complex="MS PGothic1"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4"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4"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4" fo:font-size="50pt" fo:letter-spacing="normal" fo:font-style="normal" style:text-underline-style="none" fo:font-weight="bold" style:font-name-asian="ＭＳ Ｐゴシック1" style:font-size-asian="50pt" style:font-style-asian="normal" style:font-weight-asian="bold" style:font-name-complex="Corbel4"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4" fo:font-size="18pt" fo:letter-spacing="normal" fo:font-style="normal" style:text-underline-style="none" fo:font-weight="normal" style:font-name-asian="ＭＳ Ｐゴシック1" style:font-size-asian="18pt" style:font-style-asian="normal" style:font-weight-asian="normal" style:font-name-complex="Geneva"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4" fo:font-size="32pt" fo:letter-spacing="normal" fo:font-style="normal" style:text-underline-style="none" fo:font-weight="normal" style:font-name-asian="ＭＳ Ｐゴシック1" style:font-size-asian="32pt" style:font-style-asian="normal" style:font-weight-asian="normal" style:font-name-complex="Geneva"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4" fo:font-size="24pt" fo:letter-spacing="normal" fo:font-style="normal" style:text-underline-style="none" fo:font-weight="normal" style:font-name-asian="ＭＳ Ｐゴシック1" style:font-size-asian="24pt" style:font-style-asian="normal" style:font-weight-asian="normal" style:font-name-complex="Geneva"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4" fo:font-size="28pt" fo:letter-spacing="normal" fo:font-style="normal" style:text-underline-style="none" fo:font-weight="normal" style:font-name-asian="ＭＳ Ｐゴシック1" style:font-size-asian="28pt" style:font-style-asian="normal" style:font-weight-asian="normal" style:font-name-complex="Geneva"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7</meta:editing-cycles>
    <meta:print-date>2019-05-28T11:54:56</meta:print-date>
    <meta:creation-date>2019-03-11T13:02:45</meta:creation-date>
    <dc:date>2021-06-16T17:41:44.147983486</dc:date>
    <meta:editing-duration>P7DT18H14M14S</meta:editing-duration>
    <meta:generator>LibreOffice/7.0.6.2$Linux_X86_64 LibreOffice_project/00$Build-2</meta:generator>
    <meta:document-statistic meta:object-count="518"/>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